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-left="0.0007in solid #000000" fo:border-right="0.0007in solid #000000" fo:border-top="0.0007in solid #000000" fo:border-bottom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8" style:family="table-row">
      <style:table-row-properties style:min-row-height="0.0549in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style:font-size-asian="6pt" style:font-name-complex="Arial" style:font-size-complex="6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paragraph-properties fo:margin-left="0.3937in" fo:margin-right="0in" fo:text-indent="0in" style:auto-text-indent="false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31" style:family="paragraph" style:parent-style-name="Standard">
      <style:paragraph-properties fo:text-align="center" style:justify-single-word="false" style:text-autospace="none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9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style:text-underline-style="none"/>
    </style:style>
    <style:style style:name="T34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6pt" style:font-size-asian="6pt" style:font-size-complex="6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/></text:p>
      <text:p text:style-name="P13">ПРОТОКОЛ ПРОВЕРКИ</text:p>
      <text:p text:style-name="P8"/>
      <text:p text:style-name="P12"><text:span text:style-name="T14">Тип:</text:span><text:span text:style-name="T13"> БДКГ-2</text:span><text:span text:style-name="T10">24</text:span><text:span text:style-name="T3"><text:tab/></text:span><text:span text:style-name="T7">Дата проверки:</text:span><text:span text:style-name="T5"> </text:span><text:span text:style-name="T8">$date </text:span><text:span text:style-name="T5">г.</text:span></text:p>
      <text:p text:style-name="P9"/>
      <text:p text:style-name="P5">з/н:__<text:span text:style-name="T34">$allSerial</text:span></text:p>
      <text:p text:style-name="P14"/>
      <text:p text:style-name="P4">Диапазон измерения мощности амбиентной дозы (МД):</text:p>
      <text:p text:style-name="Standard"><text:span text:style-name="T6">БДКГ-2</text:span><text:span text:style-name="T9">24</text:span><text:span text:style-name="T6">: 0.0</text:span><text:span text:style-name="T9">4</text:span><text:span text:style-name="T6"> мкЗв/ч – 1 Зв/ч;</text:span></text:p>
      <text:p text:style-name="P15"/>
      <text:p text:style-name="P4">Относительная погрешность измерения:</text:p>
      <text:p text:style-name="P6">БДКГ-2<text:span text:style-name="T16">24</text:span>: 0.0<text:span text:style-name="T16">4</text:span> мкЗв/ч – 0.1 <text:span text:style-name="T24">мк</text:span>Зв/ч: ± <text:span text:style-name="T16">15</text:span> %</text:p>
      <text:p text:style-name="P6"><text:span text:style-name="T33"><text:tab/> <text:s text:c="4"/></text:span><text:s/>0.1 мкЗв/ч – 1 Зв/ч: ± <text:span text:style-name="T16">1</text:span><text:span text:style-name="T24">0</text:span> %</text:p>
      <text:p text:style-name="P10"/>
      <text:p text:style-name="P3">Условия эксплуатации:</text:p>
      <text:p text:style-name="P16"><text:span text:style-name="T11">- <text:s/></text:span><text:span text:style-name="T4">Температура окружающего воздуха<text:tab/><text:tab/><text:tab/>+</text:span><text:span text:style-name="T11">$temp</text:span><text:span text:style-name="T4"> °</text:span><text:span text:style-name="T11">C</text:span></text:p>
      <text:p text:style-name="P16"><text:span text:style-name="T11">- <text:s/></text:span><text:span text:style-name="T4">Атмосферное давление<text:tab/><text:tab/><text:tab/><text:tab/>98,5 </text:span><text:span text:style-name="T11">kPa</text:span></text:p>
      <text:p text:style-name="P16"><text:span text:style-name="T11">- <text:s/></text:span><text:span text:style-name="T4">Относительная влажность воздуха<text:tab/><text:tab/><text:tab/></text:span><text:span text:style-name="T11">$vlag</text:span><text:span text:style-name="T4"> %</text:span></text:p>
      <text:p text:style-name="P16"><text:span text:style-name="T11">- <text:s/></text:span><text:span text:style-name="T4">Радиационный фон<text:tab/><text:tab/><text:tab/><text:tab/><text:tab/></text:span><text:span text:style-name="T11">$bground</text:span><text:span text:style-name="T4"> </text:span><text:span text:style-name="T12">н</text:span><text:span text:style-name="T4">Зв/ч</text:span></text:p>
      <text:p text:style-name="P16"><text:span text:style-name="Знак_20_примечания"><text:span text:style-name="T35"/></text:span></text:p>
      <text:p text:style-name="P23">$facility_13+11rus </text:p>
      <text:p text:style-name="P11"/>
      <text:p text:style-name="P25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9">Блок детектирования <text:span text:style-name="T24">гамма-излучения БДКГ-22</text:span>4<text:span text:style-name="T2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.B2" table:number-rows-spanned="3" office:value-type="string">
            <text:p text:style-name="P34">Номер источ-ника</text:p>
          </table:table-cell>
          <table:table-cell table:style-name="t1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3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33"><text:span text:style-name="T24">Довери-тель</text:span>ная граница погреш-ности измерения <text:span text:style-name="T28">Δ</text:span><text:span text:style-name="T23">i</text:span><text:span text:style-name="T16">,</text:span> %</text:p>
          </table:table-cell>
          <table:table-cell table:style-name="t1.K2" table:number-rows-spanned="3" office:value-type="string">
            <text:p text:style-name="P36"><text:span text:style-name="T29">Предел основной </text:span><text:span text:style-name="T24">относи-тельной</text:span> <text:span text:style-name="T16">погреш-ности</text:span>, </text:p>
            <text:p text:style-name="P3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7">Фон, нЗв/ч</text:p>
          </table:table-cell>
          <table:table-cell table:style-name="t1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7">Среднее значение, <text:span text:style-name="T17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8"><text:span text:style-name="T18">H</text:span><text:span text:style-name="T19">1</text:span></text:p>
          </table:table-cell>
          <table:table-cell table:style-name="t1.D3" office:value-type="string">
            <text:p text:style-name="P37"><text:span text:style-name="T17">H</text:span><text:span text:style-name="T19">2</text:span></text:p>
          </table:table-cell>
          <table:table-cell table:style-name="t1.D3" office:value-type="string">
            <text:p text:style-name="P37"><text:span text:style-name="T17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7">0,06 мкЗв/ч</text:p>
          </table:table-cell>
          <table:table-cell table:style-name="t1.B5" office:value-type="string">
            <text:p text:style-name="P28">$1-30</text:p>
          </table:table-cell>
          <table:table-cell table:style-name="t1.B5" office:value-type="string">
            <text:p text:style-name="P28">$1-40</text:p>
          </table:table-cell>
          <table:table-cell table:style-name="t1.B5" office:value-type="string">
            <text:p text:style-name="P28">$1-50</text:p>
          </table:table-cell>
          <table:table-cell table:style-name="t1.B5" office:value-type="string">
            <text:p text:style-name="P28">$1-60</text:p>
          </table:table-cell>
          <table:table-cell table:style-name="t1.B5" office:value-type="string">
            <text:p text:style-name="P28">$1-70</text:p>
          </table:table-cell>
          <table:table-cell table:style-name="t1.B5" office:value-type="string">
            <text:p text:style-name="P28">$1-80</text:p>
          </table:table-cell>
          <table:table-cell table:style-name="t1.B5" office:value-type="string">
            <text:p text:style-name="P28">$1-00</text:p>
          </table:table-cell>
          <table:table-cell table:style-name="t1.B5" office:value-type="string">
            <text:p text:style-name="P28">$1-10</text:p>
          </table:table-cell>
          <table:table-cell table:style-name="t1.B5" office:value-type="string">
            <text:p text:style-name="P28">$1-20</text:p>
          </table:table-cell>
          <table:table-cell table:style-name="t1.K5" table:number-rows-spanned="8" office:value-type="string">
            <text:p text:style-name="P29">±<text:span text:style-name="T16">15</text:span></text:p>
          </table:table-cell>
        </table:table-row>
        <table:table-row>
          <table:table-cell table:style-name="t1.A5" office:value-type="string">
            <text:p text:style-name="P27">0,7 мкЗв/ч</text:p>
          </table:table-cell>
          <table:table-cell table:style-name="t1.B5" office:value-type="string">
            <text:p text:style-name="P28">$1-31</text:p>
          </table:table-cell>
          <table:table-cell table:style-name="t1.B5" office:value-type="string">
            <text:p text:style-name="P28">$1-41</text:p>
          </table:table-cell>
          <table:table-cell table:style-name="t1.B5" office:value-type="string">
            <text:p text:style-name="P28">$1-51</text:p>
          </table:table-cell>
          <table:table-cell table:style-name="t1.B5" office:value-type="string">
            <text:p text:style-name="P28">$1-61</text:p>
          </table:table-cell>
          <table:table-cell table:style-name="t1.B5" office:value-type="string">
            <text:p text:style-name="P28">$1-71</text:p>
          </table:table-cell>
          <table:table-cell table:style-name="t1.B5" office:value-type="string">
            <text:p text:style-name="P28">$1-81</text:p>
          </table:table-cell>
          <table:table-cell table:style-name="t1.B5" office:value-type="string">
            <text:p text:style-name="P28">$1-01</text:p>
          </table:table-cell>
          <table:table-cell table:style-name="t1.B5" office:value-type="string">
            <text:p text:style-name="P28">$1-11</text:p>
          </table:table-cell>
          <table:table-cell table:style-name="t1.B5" office:value-type="string">
            <text:p text:style-name="P28">$1-21</text:p>
          </table:table-cell>
          <table:covered-table-cell/>
        </table:table-row>
        <table:table-row>
          <table:table-cell table:style-name="t1.A5" office:value-type="string">
            <text:p text:style-name="P27">7 мкЗв/ч</text:p>
          </table:table-cell>
          <table:table-cell table:style-name="t1.B5" office:value-type="string">
            <text:p text:style-name="P28">$1-32</text:p>
          </table:table-cell>
          <table:table-cell table:style-name="t1.B5" office:value-type="string">
            <text:p text:style-name="P28">$1-42</text:p>
          </table:table-cell>
          <table:table-cell table:style-name="t1.B5" office:value-type="string">
            <text:p text:style-name="P28">$1-52</text:p>
          </table:table-cell>
          <table:table-cell table:style-name="t1.B5" office:value-type="string">
            <text:p text:style-name="P28">$1-62</text:p>
          </table:table-cell>
          <table:table-cell table:style-name="t1.B5" office:value-type="string">
            <text:p text:style-name="P28">$1-72</text:p>
          </table:table-cell>
          <table:table-cell table:style-name="t1.B5" office:value-type="string">
            <text:p text:style-name="P28">$1-82</text:p>
          </table:table-cell>
          <table:table-cell table:style-name="t1.B5" office:value-type="string">
            <text:p text:style-name="P28">$1-02</text:p>
          </table:table-cell>
          <table:table-cell table:style-name="t1.B5" office:value-type="string">
            <text:p text:style-name="P28">$1-12</text:p>
          </table:table-cell>
          <table:table-cell table:style-name="t1.B5" office:value-type="string">
            <text:p text:style-name="P28">$1-22</text:p>
          </table:table-cell>
          <table:covered-table-cell/>
        </table:table-row>
        <table:table-row>
          <table:table-cell table:style-name="t1.A5" office:value-type="string">
            <text:p text:style-name="P27">70 мкЗв/ч</text:p>
          </table:table-cell>
          <table:table-cell table:style-name="t1.B5" office:value-type="string">
            <text:p text:style-name="P28">$1-33</text:p>
          </table:table-cell>
          <table:table-cell table:style-name="t1.B5" office:value-type="string">
            <text:p text:style-name="P28">$1-43</text:p>
          </table:table-cell>
          <table:table-cell table:style-name="t1.B5" office:value-type="string">
            <text:p text:style-name="P28">$1-53</text:p>
          </table:table-cell>
          <table:table-cell table:style-name="t1.B5" office:value-type="string">
            <text:p text:style-name="P28">$1-63</text:p>
          </table:table-cell>
          <table:table-cell table:style-name="t1.B5" office:value-type="string">
            <text:p text:style-name="P28">$1-73</text:p>
          </table:table-cell>
          <table:table-cell table:style-name="t1.B5" office:value-type="string">
            <text:p text:style-name="P28">$1-83</text:p>
          </table:table-cell>
          <table:table-cell table:style-name="t1.B5" office:value-type="string">
            <text:p text:style-name="P28">$1-03</text:p>
          </table:table-cell>
          <table:table-cell table:style-name="t1.B5" office:value-type="string">
            <text:p text:style-name="P28">$1-13</text:p>
          </table:table-cell>
          <table:table-cell table:style-name="t1.B5" office:value-type="string">
            <text:p text:style-name="P28">$1-23</text:p>
          </table:table-cell>
          <table:covered-table-cell/>
        </table:table-row>
        <table:table-row>
          <table:table-cell table:style-name="t1.A5" office:value-type="string">
            <text:p text:style-name="P27">0.7 мЗв/ч</text:p>
          </table:table-cell>
          <table:table-cell table:style-name="t1.B5" office:value-type="string">
            <text:p text:style-name="P28">$1-34</text:p>
          </table:table-cell>
          <table:table-cell table:style-name="t1.B5" office:value-type="string">
            <text:p text:style-name="P28">$1-44</text:p>
          </table:table-cell>
          <table:table-cell table:style-name="t1.B5" office:value-type="string">
            <text:p text:style-name="P28">$1-54</text:p>
          </table:table-cell>
          <table:table-cell table:style-name="t1.B5" office:value-type="string">
            <text:p text:style-name="P28">$1-64</text:p>
          </table:table-cell>
          <table:table-cell table:style-name="t1.B5" office:value-type="string">
            <text:p text:style-name="P28">$1-74</text:p>
          </table:table-cell>
          <table:table-cell table:style-name="t1.B5" office:value-type="string">
            <text:p text:style-name="P28">$1-84</text:p>
          </table:table-cell>
          <table:table-cell table:style-name="t1.B5" office:value-type="string">
            <text:p text:style-name="P28">$1-04</text:p>
          </table:table-cell>
          <table:table-cell table:style-name="t1.B5" office:value-type="string">
            <text:p text:style-name="P28">$1-14</text:p>
          </table:table-cell>
          <table:table-cell table:style-name="t1.B5" office:value-type="string">
            <text:p text:style-name="P28">$1-24</text:p>
          </table:table-cell>
          <table:covered-table-cell/>
        </table:table-row>
        <table:table-row>
          <table:table-cell table:style-name="t1.A5" office:value-type="string">
            <text:p text:style-name="P27">7,0 мЗв/ч</text:p>
          </table:table-cell>
          <table:table-cell table:style-name="t1.B5" office:value-type="string">
            <text:p text:style-name="P28">$1-35</text:p>
          </table:table-cell>
          <table:table-cell table:style-name="t1.B5" office:value-type="string">
            <text:p text:style-name="P28">$1-45</text:p>
          </table:table-cell>
          <table:table-cell table:style-name="t1.B5" office:value-type="string">
            <text:p text:style-name="P28">$1-55</text:p>
          </table:table-cell>
          <table:table-cell table:style-name="t1.B5" office:value-type="string">
            <text:p text:style-name="P28">$1-65</text:p>
          </table:table-cell>
          <table:table-cell table:style-name="t1.B5" office:value-type="string">
            <text:p text:style-name="P28">$1-75</text:p>
          </table:table-cell>
          <table:table-cell table:style-name="t1.B5" office:value-type="string">
            <text:p text:style-name="P28">$1-85</text:p>
          </table:table-cell>
          <table:table-cell table:style-name="t1.B5" office:value-type="string">
            <text:p text:style-name="P28">$1-05</text:p>
          </table:table-cell>
          <table:table-cell table:style-name="t1.B5" office:value-type="string">
            <text:p text:style-name="P28">$1-15</text:p>
          </table:table-cell>
          <table:table-cell table:style-name="t1.B5" office:value-type="string">
            <text:p text:style-name="P28">$1-25</text:p>
          </table:table-cell>
          <table:covered-table-cell/>
        </table:table-row>
        <table:table-row>
          <table:table-cell table:style-name="t1.A5" office:value-type="string">
            <text:p text:style-name="P27">70 мЗв/ч</text:p>
          </table:table-cell>
          <table:table-cell table:style-name="t1.B5" office:value-type="string">
            <text:p text:style-name="P28">$1-36</text:p>
          </table:table-cell>
          <table:table-cell table:style-name="t1.B5" office:value-type="string">
            <text:p text:style-name="P28">$1-46</text:p>
          </table:table-cell>
          <table:table-cell table:style-name="t1.B5" office:value-type="string">
            <text:p text:style-name="P28">$1-56</text:p>
          </table:table-cell>
          <table:table-cell table:style-name="t1.B5" office:value-type="string">
            <text:p text:style-name="P28">$1-66</text:p>
          </table:table-cell>
          <table:table-cell table:style-name="t1.B5" office:value-type="string">
            <text:p text:style-name="P28">$1-76</text:p>
          </table:table-cell>
          <table:table-cell table:style-name="t1.B5" office:value-type="string">
            <text:p text:style-name="P28">$1-86</text:p>
          </table:table-cell>
          <table:table-cell table:style-name="t1.B5" office:value-type="string">
            <text:p text:style-name="P28">$1-06</text:p>
          </table:table-cell>
          <table:table-cell table:style-name="t1.B5" office:value-type="string">
            <text:p text:style-name="P28">$1-16</text:p>
          </table:table-cell>
          <table:table-cell table:style-name="t1.B5" office:value-type="string">
            <text:p text:style-name="P28">$1-26</text:p>
          </table:table-cell>
          <table:covered-table-cell/>
        </table:table-row>
        <table:table-row>
          <table:table-cell table:style-name="t1.A12" office:value-type="string">
            <text:p text:style-name="P27"><text:span text:style-name="T24">0,7</text:span> Зв/ч</text:p>
          </table:table-cell>
          <table:table-cell table:style-name="t1.B12" office:value-type="string">
            <text:p text:style-name="P28">$1-37</text:p>
          </table:table-cell>
          <table:table-cell table:style-name="t1.B12" office:value-type="string">
            <text:p text:style-name="P28">$1-47</text:p>
          </table:table-cell>
          <table:table-cell table:style-name="t1.B12" office:value-type="string">
            <text:p text:style-name="P28">$1-57</text:p>
          </table:table-cell>
          <table:table-cell table:style-name="t1.B12" office:value-type="string">
            <text:p text:style-name="P28">$1-67</text:p>
          </table:table-cell>
          <table:table-cell table:style-name="t1.B12" office:value-type="string">
            <text:p text:style-name="P28">$1-77</text:p>
          </table:table-cell>
          <table:table-cell table:style-name="t1.B12" office:value-type="string">
            <text:p text:style-name="P28">$1-87</text:p>
          </table:table-cell>
          <table:table-cell table:style-name="t1.B12" office:value-type="string">
            <text:p text:style-name="P28">$1-07</text:p>
          </table:table-cell>
          <table:table-cell table:style-name="t1.B12" office:value-type="string">
            <text:p text:style-name="P28">$1-17</text:p>
          </table:table-cell>
          <table:table-cell table:style-name="t1.B12" office:value-type="string">
            <text:p text:style-name="P28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9">Блок детектирования <text:span text:style-name="T24">гамма-излучения БДКГ-22</text:span>4<text:span text:style-name="T24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2.B2" table:number-rows-spanned="3" office:value-type="string">
            <text:p text:style-name="P34">Номер источ-ника</text:p>
          </table:table-cell>
          <table:table-cell table:style-name="t2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2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3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33"><text:span text:style-name="T24">Довери-тель</text:span>ная граница погреш-ности измерения <text:span text:style-name="T28">Δ</text:span><text:span text:style-name="T23">i</text:span><text:span text:style-name="T16">,</text:span> %</text:p>
          </table:table-cell>
          <table:table-cell table:style-name="t2.K2" table:number-rows-spanned="3" office:value-type="string">
            <text:p text:style-name="P36"><text:span text:style-name="T29">Предел основной </text:span><text:span text:style-name="T24">относи-тельной</text:span> <text:span text:style-name="T16">погреш-ности</text:span>, </text:p>
            <text:p text:style-name="P3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7">Фон, нЗв/ч</text:p>
          </table:table-cell>
          <table:table-cell table:style-name="t2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7">Среднее значение, <text:span text:style-name="T17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8"><text:span text:style-name="T18">H</text:span><text:span text:style-name="T19">1</text:span></text:p>
          </table:table-cell>
          <table:table-cell table:style-name="t2.D3" office:value-type="string">
            <text:p text:style-name="P37"><text:span text:style-name="T17">H</text:span><text:span text:style-name="T19">2</text:span></text:p>
          </table:table-cell>
          <table:table-cell table:style-name="t2.D3" office:value-type="string">
            <text:p text:style-name="P37"><text:span text:style-name="T17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7">0,06 мкЗв/ч</text:p>
          </table:table-cell>
          <table:table-cell table:style-name="t2.B5" office:value-type="string">
            <text:p text:style-name="P28">$2-30</text:p>
          </table:table-cell>
          <table:table-cell table:style-name="t2.B5" office:value-type="string">
            <text:p text:style-name="P28">$2-40</text:p>
          </table:table-cell>
          <table:table-cell table:style-name="t2.B5" office:value-type="string">
            <text:p text:style-name="P28">$2-50</text:p>
          </table:table-cell>
          <table:table-cell table:style-name="t2.B5" office:value-type="string">
            <text:p text:style-name="P28">$2-60</text:p>
          </table:table-cell>
          <table:table-cell table:style-name="t2.B5" office:value-type="string">
            <text:p text:style-name="P28">$2-70</text:p>
          </table:table-cell>
          <table:table-cell table:style-name="t2.B5" office:value-type="string">
            <text:p text:style-name="P28">$2-80</text:p>
          </table:table-cell>
          <table:table-cell table:style-name="t2.B5" office:value-type="string">
            <text:p text:style-name="P28">$2-00</text:p>
          </table:table-cell>
          <table:table-cell table:style-name="t2.B5" office:value-type="string">
            <text:p text:style-name="P28">$2-10</text:p>
          </table:table-cell>
          <table:table-cell table:style-name="t2.B5" office:value-type="string">
            <text:p text:style-name="P28">$2-20</text:p>
          </table:table-cell>
          <table:table-cell table:style-name="t2.K5" table:number-rows-spanned="8" office:value-type="string">
            <text:p text:style-name="P29">±<text:span text:style-name="T16">15</text:span></text:p>
          </table:table-cell>
        </table:table-row>
        <table:table-row>
          <table:table-cell table:style-name="t2.A5" office:value-type="string">
            <text:p text:style-name="P27">0,7 мкЗв/ч</text:p>
          </table:table-cell>
          <table:table-cell table:style-name="t2.B5" office:value-type="string">
            <text:p text:style-name="P28">$2-31</text:p>
          </table:table-cell>
          <table:table-cell table:style-name="t2.B5" office:value-type="string">
            <text:p text:style-name="P28">$2-41</text:p>
          </table:table-cell>
          <table:table-cell table:style-name="t2.B5" office:value-type="string">
            <text:p text:style-name="P28">$2-51</text:p>
          </table:table-cell>
          <table:table-cell table:style-name="t2.B5" office:value-type="string">
            <text:p text:style-name="P28">$2-61</text:p>
          </table:table-cell>
          <table:table-cell table:style-name="t2.B5" office:value-type="string">
            <text:p text:style-name="P28">$2-71</text:p>
          </table:table-cell>
          <table:table-cell table:style-name="t2.B5" office:value-type="string">
            <text:p text:style-name="P28">$2-81</text:p>
          </table:table-cell>
          <table:table-cell table:style-name="t2.B5" office:value-type="string">
            <text:p text:style-name="P28">$2-01</text:p>
          </table:table-cell>
          <table:table-cell table:style-name="t2.B5" office:value-type="string">
            <text:p text:style-name="P28">$2-11</text:p>
          </table:table-cell>
          <table:table-cell table:style-name="t2.B5" office:value-type="string">
            <text:p text:style-name="P28">$2-21</text:p>
          </table:table-cell>
          <table:covered-table-cell/>
        </table:table-row>
        <table:table-row>
          <table:table-cell table:style-name="t2.A5" office:value-type="string">
            <text:p text:style-name="P27">7 мкЗв/ч</text:p>
          </table:table-cell>
          <table:table-cell table:style-name="t2.B5" office:value-type="string">
            <text:p text:style-name="P28">$2-32</text:p>
          </table:table-cell>
          <table:table-cell table:style-name="t2.B5" office:value-type="string">
            <text:p text:style-name="P28">$2-42</text:p>
          </table:table-cell>
          <table:table-cell table:style-name="t2.B5" office:value-type="string">
            <text:p text:style-name="P28">$2-52</text:p>
          </table:table-cell>
          <table:table-cell table:style-name="t2.B5" office:value-type="string">
            <text:p text:style-name="P28">$2-62</text:p>
          </table:table-cell>
          <table:table-cell table:style-name="t2.B5" office:value-type="string">
            <text:p text:style-name="P28">$2-72</text:p>
          </table:table-cell>
          <table:table-cell table:style-name="t2.B5" office:value-type="string">
            <text:p text:style-name="P28">$2-82</text:p>
          </table:table-cell>
          <table:table-cell table:style-name="t2.B5" office:value-type="string">
            <text:p text:style-name="P28">$2-02</text:p>
          </table:table-cell>
          <table:table-cell table:style-name="t2.B5" office:value-type="string">
            <text:p text:style-name="P28">$2-12</text:p>
          </table:table-cell>
          <table:table-cell table:style-name="t2.B5" office:value-type="string">
            <text:p text:style-name="P28">$2-22</text:p>
          </table:table-cell>
          <table:covered-table-cell/>
        </table:table-row>
        <table:table-row>
          <table:table-cell table:style-name="t2.A5" office:value-type="string">
            <text:p text:style-name="P27">70 мкЗв/ч</text:p>
          </table:table-cell>
          <table:table-cell table:style-name="t2.B5" office:value-type="string">
            <text:p text:style-name="P28">$2-33</text:p>
          </table:table-cell>
          <table:table-cell table:style-name="t2.B5" office:value-type="string">
            <text:p text:style-name="P28">$2-43</text:p>
          </table:table-cell>
          <table:table-cell table:style-name="t2.B5" office:value-type="string">
            <text:p text:style-name="P28">$2-53</text:p>
          </table:table-cell>
          <table:table-cell table:style-name="t2.B5" office:value-type="string">
            <text:p text:style-name="P28">$2-63</text:p>
          </table:table-cell>
          <table:table-cell table:style-name="t2.B5" office:value-type="string">
            <text:p text:style-name="P28">$2-73</text:p>
          </table:table-cell>
          <table:table-cell table:style-name="t2.B5" office:value-type="string">
            <text:p text:style-name="P28">$2-83</text:p>
          </table:table-cell>
          <table:table-cell table:style-name="t2.B5" office:value-type="string">
            <text:p text:style-name="P28">$2-03</text:p>
          </table:table-cell>
          <table:table-cell table:style-name="t2.B5" office:value-type="string">
            <text:p text:style-name="P28">$2-13</text:p>
          </table:table-cell>
          <table:table-cell table:style-name="t2.B5" office:value-type="string">
            <text:p text:style-name="P28">$2-23</text:p>
          </table:table-cell>
          <table:covered-table-cell/>
        </table:table-row>
        <table:table-row>
          <table:table-cell table:style-name="t2.A5" office:value-type="string">
            <text:p text:style-name="P27">0.7 мЗв/ч</text:p>
          </table:table-cell>
          <table:table-cell table:style-name="t2.B5" office:value-type="string">
            <text:p text:style-name="P28">$2-34</text:p>
          </table:table-cell>
          <table:table-cell table:style-name="t2.B5" office:value-type="string">
            <text:p text:style-name="P28">$2-44</text:p>
          </table:table-cell>
          <table:table-cell table:style-name="t2.B5" office:value-type="string">
            <text:p text:style-name="P28">$2-54</text:p>
          </table:table-cell>
          <table:table-cell table:style-name="t2.B5" office:value-type="string">
            <text:p text:style-name="P28">$2-64</text:p>
          </table:table-cell>
          <table:table-cell table:style-name="t2.B5" office:value-type="string">
            <text:p text:style-name="P28">$2-74</text:p>
          </table:table-cell>
          <table:table-cell table:style-name="t2.B5" office:value-type="string">
            <text:p text:style-name="P28">$2-84</text:p>
          </table:table-cell>
          <table:table-cell table:style-name="t2.B5" office:value-type="string">
            <text:p text:style-name="P28">$2-04</text:p>
          </table:table-cell>
          <table:table-cell table:style-name="t2.B5" office:value-type="string">
            <text:p text:style-name="P28">$2-14</text:p>
          </table:table-cell>
          <table:table-cell table:style-name="t2.B5" office:value-type="string">
            <text:p text:style-name="P28">$2-24</text:p>
          </table:table-cell>
          <table:covered-table-cell/>
        </table:table-row>
        <table:table-row>
          <table:table-cell table:style-name="t2.A5" office:value-type="string">
            <text:p text:style-name="P27">7,0 мЗв/ч</text:p>
          </table:table-cell>
          <table:table-cell table:style-name="t2.B5" office:value-type="string">
            <text:p text:style-name="P28">$2-35</text:p>
          </table:table-cell>
          <table:table-cell table:style-name="t2.B5" office:value-type="string">
            <text:p text:style-name="P28">$2-45</text:p>
          </table:table-cell>
          <table:table-cell table:style-name="t2.B5" office:value-type="string">
            <text:p text:style-name="P28">$2-55</text:p>
          </table:table-cell>
          <table:table-cell table:style-name="t2.B5" office:value-type="string">
            <text:p text:style-name="P28">$2-65</text:p>
          </table:table-cell>
          <table:table-cell table:style-name="t2.B5" office:value-type="string">
            <text:p text:style-name="P28">$2-75</text:p>
          </table:table-cell>
          <table:table-cell table:style-name="t2.B5" office:value-type="string">
            <text:p text:style-name="P28">$2-85</text:p>
          </table:table-cell>
          <table:table-cell table:style-name="t2.B5" office:value-type="string">
            <text:p text:style-name="P28">$2-05</text:p>
          </table:table-cell>
          <table:table-cell table:style-name="t2.B5" office:value-type="string">
            <text:p text:style-name="P28">$2-15</text:p>
          </table:table-cell>
          <table:table-cell table:style-name="t2.B5" office:value-type="string">
            <text:p text:style-name="P28">$2-25</text:p>
          </table:table-cell>
          <table:covered-table-cell/>
        </table:table-row>
        <table:table-row>
          <table:table-cell table:style-name="t2.A5" office:value-type="string">
            <text:p text:style-name="P27">70 мЗв/ч</text:p>
          </table:table-cell>
          <table:table-cell table:style-name="t2.B5" office:value-type="string">
            <text:p text:style-name="P28">$2-36</text:p>
          </table:table-cell>
          <table:table-cell table:style-name="t2.B5" office:value-type="string">
            <text:p text:style-name="P28">$2-46</text:p>
          </table:table-cell>
          <table:table-cell table:style-name="t2.B5" office:value-type="string">
            <text:p text:style-name="P28">$2-56</text:p>
          </table:table-cell>
          <table:table-cell table:style-name="t2.B5" office:value-type="string">
            <text:p text:style-name="P28">$2-66</text:p>
          </table:table-cell>
          <table:table-cell table:style-name="t2.B5" office:value-type="string">
            <text:p text:style-name="P28">$2-76</text:p>
          </table:table-cell>
          <table:table-cell table:style-name="t2.B5" office:value-type="string">
            <text:p text:style-name="P28">$2-86</text:p>
          </table:table-cell>
          <table:table-cell table:style-name="t2.B5" office:value-type="string">
            <text:p text:style-name="P28">$2-06</text:p>
          </table:table-cell>
          <table:table-cell table:style-name="t2.B5" office:value-type="string">
            <text:p text:style-name="P28">$2-16</text:p>
          </table:table-cell>
          <table:table-cell table:style-name="t2.B5" office:value-type="string">
            <text:p text:style-name="P28">$2-26</text:p>
          </table:table-cell>
          <table:covered-table-cell/>
        </table:table-row>
        <table:table-row>
          <table:table-cell table:style-name="t2.A12" office:value-type="string">
            <text:p text:style-name="P27"><text:span text:style-name="T24">0,7</text:span> Зв/ч</text:p>
          </table:table-cell>
          <table:table-cell table:style-name="t2.B12" office:value-type="string">
            <text:p text:style-name="P28">$2-37</text:p>
          </table:table-cell>
          <table:table-cell table:style-name="t2.B12" office:value-type="string">
            <text:p text:style-name="P28">$2-47</text:p>
          </table:table-cell>
          <table:table-cell table:style-name="t2.B12" office:value-type="string">
            <text:p text:style-name="P28">$2-57</text:p>
          </table:table-cell>
          <table:table-cell table:style-name="t2.B12" office:value-type="string">
            <text:p text:style-name="P28">$2-67</text:p>
          </table:table-cell>
          <table:table-cell table:style-name="t2.B12" office:value-type="string">
            <text:p text:style-name="P28">$2-77</text:p>
          </table:table-cell>
          <table:table-cell table:style-name="t2.B12" office:value-type="string">
            <text:p text:style-name="P28">$2-87</text:p>
          </table:table-cell>
          <table:table-cell table:style-name="t2.B12" office:value-type="string">
            <text:p text:style-name="P28">$2-07</text:p>
          </table:table-cell>
          <table:table-cell table:style-name="t2.B12" office:value-type="string">
            <text:p text:style-name="P28">$2-17</text:p>
          </table:table-cell>
          <table:table-cell table:style-name="t2.B12" office:value-type="string">
            <text:p text:style-name="P28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9">Блок детектирования <text:span text:style-name="T24">гамма-излучения БДКГ-22</text:span>4<text:span text:style-name="T24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3.B2" table:number-rows-spanned="3" office:value-type="string">
            <text:p text:style-name="P34">Номер источ-ника</text:p>
          </table:table-cell>
          <table:table-cell table:style-name="t3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3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3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33"><text:span text:style-name="T24">Довери-тель</text:span>ная граница погреш-ности измерения <text:span text:style-name="T28">Δ</text:span><text:span text:style-name="T23">i</text:span><text:span text:style-name="T16">,</text:span> %</text:p>
          </table:table-cell>
          <table:table-cell table:style-name="t3.K2" table:number-rows-spanned="3" office:value-type="string">
            <text:p text:style-name="P36"><text:span text:style-name="T29">Предел основной </text:span><text:span text:style-name="T24">относи-тельной</text:span> <text:span text:style-name="T16">погреш-ности</text:span>, </text:p>
            <text:p text:style-name="P3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7">Фон, нЗв/ч</text:p>
          </table:table-cell>
          <table:table-cell table:style-name="t3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7">Среднее значение, <text:span text:style-name="T17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8"><text:span text:style-name="T18">H</text:span><text:span text:style-name="T19">1</text:span></text:p>
          </table:table-cell>
          <table:table-cell table:style-name="t3.D3" office:value-type="string">
            <text:p text:style-name="P37"><text:span text:style-name="T17">H</text:span><text:span text:style-name="T19">2</text:span></text:p>
          </table:table-cell>
          <table:table-cell table:style-name="t3.D3" office:value-type="string">
            <text:p text:style-name="P37"><text:span text:style-name="T17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7">0,06 мкЗв/ч</text:p>
          </table:table-cell>
          <table:table-cell table:style-name="t3.B5" office:value-type="string">
            <text:p text:style-name="P28">$3-30</text:p>
          </table:table-cell>
          <table:table-cell table:style-name="t3.B5" office:value-type="string">
            <text:p text:style-name="P28">$3-40</text:p>
          </table:table-cell>
          <table:table-cell table:style-name="t3.B5" office:value-type="string">
            <text:p text:style-name="P28">$3-50</text:p>
          </table:table-cell>
          <table:table-cell table:style-name="t3.B5" office:value-type="string">
            <text:p text:style-name="P28">$3-60</text:p>
          </table:table-cell>
          <table:table-cell table:style-name="t3.B5" office:value-type="string">
            <text:p text:style-name="P28">$3-70</text:p>
          </table:table-cell>
          <table:table-cell table:style-name="t3.B5" office:value-type="string">
            <text:p text:style-name="P28">$3-80</text:p>
          </table:table-cell>
          <table:table-cell table:style-name="t3.B5" office:value-type="string">
            <text:p text:style-name="P28">$3-00</text:p>
          </table:table-cell>
          <table:table-cell table:style-name="t3.B5" office:value-type="string">
            <text:p text:style-name="P28">$3-10</text:p>
          </table:table-cell>
          <table:table-cell table:style-name="t3.B5" office:value-type="string">
            <text:p text:style-name="P28">$3-20</text:p>
          </table:table-cell>
          <table:table-cell table:style-name="t3.K5" table:number-rows-spanned="8" office:value-type="string">
            <text:p text:style-name="P29">±<text:span text:style-name="T16">15</text:span></text:p>
          </table:table-cell>
        </table:table-row>
        <table:table-row>
          <table:table-cell table:style-name="t3.A5" office:value-type="string">
            <text:p text:style-name="P27">0,7 мкЗв/ч</text:p>
          </table:table-cell>
          <table:table-cell table:style-name="t3.B5" office:value-type="string">
            <text:p text:style-name="P28">$3-31</text:p>
          </table:table-cell>
          <table:table-cell table:style-name="t3.B5" office:value-type="string">
            <text:p text:style-name="P28">$3-41</text:p>
          </table:table-cell>
          <table:table-cell table:style-name="t3.B5" office:value-type="string">
            <text:p text:style-name="P28">$3-51</text:p>
          </table:table-cell>
          <table:table-cell table:style-name="t3.B5" office:value-type="string">
            <text:p text:style-name="P28">$3-61</text:p>
          </table:table-cell>
          <table:table-cell table:style-name="t3.B5" office:value-type="string">
            <text:p text:style-name="P28">$3-71</text:p>
          </table:table-cell>
          <table:table-cell table:style-name="t3.B5" office:value-type="string">
            <text:p text:style-name="P28">$3-81</text:p>
          </table:table-cell>
          <table:table-cell table:style-name="t3.B5" office:value-type="string">
            <text:p text:style-name="P28">$3-01</text:p>
          </table:table-cell>
          <table:table-cell table:style-name="t3.B5" office:value-type="string">
            <text:p text:style-name="P28">$3-11</text:p>
          </table:table-cell>
          <table:table-cell table:style-name="t3.B5" office:value-type="string">
            <text:p text:style-name="P28">$3-21</text:p>
          </table:table-cell>
          <table:covered-table-cell/>
        </table:table-row>
        <table:table-row>
          <table:table-cell table:style-name="t3.A5" office:value-type="string">
            <text:p text:style-name="P27">7 мкЗв/ч</text:p>
          </table:table-cell>
          <table:table-cell table:style-name="t3.B5" office:value-type="string">
            <text:p text:style-name="P28">$3-32</text:p>
          </table:table-cell>
          <table:table-cell table:style-name="t3.B5" office:value-type="string">
            <text:p text:style-name="P28">$3-42</text:p>
          </table:table-cell>
          <table:table-cell table:style-name="t3.B5" office:value-type="string">
            <text:p text:style-name="P28">$3-52</text:p>
          </table:table-cell>
          <table:table-cell table:style-name="t3.B5" office:value-type="string">
            <text:p text:style-name="P28">$3-62</text:p>
          </table:table-cell>
          <table:table-cell table:style-name="t3.B5" office:value-type="string">
            <text:p text:style-name="P28">$3-72</text:p>
          </table:table-cell>
          <table:table-cell table:style-name="t3.B5" office:value-type="string">
            <text:p text:style-name="P28">$3-82</text:p>
          </table:table-cell>
          <table:table-cell table:style-name="t3.B5" office:value-type="string">
            <text:p text:style-name="P28">$3-02</text:p>
          </table:table-cell>
          <table:table-cell table:style-name="t3.B5" office:value-type="string">
            <text:p text:style-name="P28">$3-12</text:p>
          </table:table-cell>
          <table:table-cell table:style-name="t3.B5" office:value-type="string">
            <text:p text:style-name="P28">$3-22</text:p>
          </table:table-cell>
          <table:covered-table-cell/>
        </table:table-row>
        <table:table-row table:style-name="t3.8">
          <table:table-cell table:style-name="t3.A5" office:value-type="string">
            <text:p text:style-name="P27">70 мкЗв/ч</text:p>
          </table:table-cell>
          <table:table-cell table:style-name="t3.B5" office:value-type="string">
            <text:p text:style-name="P28">$3-33</text:p>
          </table:table-cell>
          <table:table-cell table:style-name="t3.B5" office:value-type="string">
            <text:p text:style-name="P28">$3-43</text:p>
          </table:table-cell>
          <table:table-cell table:style-name="t3.B5" office:value-type="string">
            <text:p text:style-name="P28">$3-53</text:p>
          </table:table-cell>
          <table:table-cell table:style-name="t3.B5" office:value-type="string">
            <text:p text:style-name="P28">$3-63</text:p>
          </table:table-cell>
          <table:table-cell table:style-name="t3.B5" office:value-type="string">
            <text:p text:style-name="P28">$3-73</text:p>
          </table:table-cell>
          <table:table-cell table:style-name="t3.B5" office:value-type="string">
            <text:p text:style-name="P28">$3-83</text:p>
          </table:table-cell>
          <table:table-cell table:style-name="t3.B5" office:value-type="string">
            <text:p text:style-name="P28">$3-03</text:p>
          </table:table-cell>
          <table:table-cell table:style-name="t3.B5" office:value-type="string">
            <text:p text:style-name="P28">$3-13</text:p>
          </table:table-cell>
          <table:table-cell table:style-name="t3.B5" office:value-type="string">
            <text:p text:style-name="P28">$3-23</text:p>
          </table:table-cell>
          <table:covered-table-cell/>
        </table:table-row>
        <table:table-row>
          <table:table-cell table:style-name="t3.A5" office:value-type="string">
            <text:p text:style-name="P27">0.7 мЗв/ч</text:p>
          </table:table-cell>
          <table:table-cell table:style-name="t3.B5" office:value-type="string">
            <text:p text:style-name="P28">$3-34</text:p>
          </table:table-cell>
          <table:table-cell table:style-name="t3.B5" office:value-type="string">
            <text:p text:style-name="P28">$3-44</text:p>
          </table:table-cell>
          <table:table-cell table:style-name="t3.B5" office:value-type="string">
            <text:p text:style-name="P28">$3-54</text:p>
          </table:table-cell>
          <table:table-cell table:style-name="t3.B5" office:value-type="string">
            <text:p text:style-name="P28">$3-64</text:p>
          </table:table-cell>
          <table:table-cell table:style-name="t3.B5" office:value-type="string">
            <text:p text:style-name="P28">$3-74</text:p>
          </table:table-cell>
          <table:table-cell table:style-name="t3.B5" office:value-type="string">
            <text:p text:style-name="P28">$3-84</text:p>
          </table:table-cell>
          <table:table-cell table:style-name="t3.B5" office:value-type="string">
            <text:p text:style-name="P28">$3-04</text:p>
          </table:table-cell>
          <table:table-cell table:style-name="t3.B5" office:value-type="string">
            <text:p text:style-name="P28">$3-14</text:p>
          </table:table-cell>
          <table:table-cell table:style-name="t3.B5" office:value-type="string">
            <text:p text:style-name="P28">$3-24</text:p>
          </table:table-cell>
          <table:covered-table-cell/>
        </table:table-row>
        <table:table-row>
          <table:table-cell table:style-name="t3.A5" office:value-type="string">
            <text:p text:style-name="P27">7,0 мЗв/ч</text:p>
          </table:table-cell>
          <table:table-cell table:style-name="t3.B5" office:value-type="string">
            <text:p text:style-name="P28">$3-35</text:p>
          </table:table-cell>
          <table:table-cell table:style-name="t3.B5" office:value-type="string">
            <text:p text:style-name="P28">$3-45</text:p>
          </table:table-cell>
          <table:table-cell table:style-name="t3.B5" office:value-type="string">
            <text:p text:style-name="P28">$3-55</text:p>
          </table:table-cell>
          <table:table-cell table:style-name="t3.B5" office:value-type="string">
            <text:p text:style-name="P28">$3-65</text:p>
          </table:table-cell>
          <table:table-cell table:style-name="t3.B5" office:value-type="string">
            <text:p text:style-name="P28">$3-75</text:p>
          </table:table-cell>
          <table:table-cell table:style-name="t3.B5" office:value-type="string">
            <text:p text:style-name="P28">$3-85</text:p>
          </table:table-cell>
          <table:table-cell table:style-name="t3.B5" office:value-type="string">
            <text:p text:style-name="P28">$3-05</text:p>
          </table:table-cell>
          <table:table-cell table:style-name="t3.B5" office:value-type="string">
            <text:p text:style-name="P28">$3-15</text:p>
          </table:table-cell>
          <table:table-cell table:style-name="t3.B5" office:value-type="string">
            <text:p text:style-name="P28">$3-25</text:p>
          </table:table-cell>
          <table:covered-table-cell/>
        </table:table-row>
        <table:table-row>
          <table:table-cell table:style-name="t3.A5" office:value-type="string">
            <text:p text:style-name="P27">70 мЗв/ч</text:p>
          </table:table-cell>
          <table:table-cell table:style-name="t3.B5" office:value-type="string">
            <text:p text:style-name="P28">$3-36</text:p>
          </table:table-cell>
          <table:table-cell table:style-name="t3.B5" office:value-type="string">
            <text:p text:style-name="P28">$3-46</text:p>
          </table:table-cell>
          <table:table-cell table:style-name="t3.B5" office:value-type="string">
            <text:p text:style-name="P28">$3-56</text:p>
          </table:table-cell>
          <table:table-cell table:style-name="t3.B5" office:value-type="string">
            <text:p text:style-name="P28">$3-66</text:p>
          </table:table-cell>
          <table:table-cell table:style-name="t3.B5" office:value-type="string">
            <text:p text:style-name="P28">$3-76</text:p>
          </table:table-cell>
          <table:table-cell table:style-name="t3.B5" office:value-type="string">
            <text:p text:style-name="P28">$3-86</text:p>
          </table:table-cell>
          <table:table-cell table:style-name="t3.B5" office:value-type="string">
            <text:p text:style-name="P28">$3-06</text:p>
          </table:table-cell>
          <table:table-cell table:style-name="t3.B5" office:value-type="string">
            <text:p text:style-name="P28">$3-16</text:p>
          </table:table-cell>
          <table:table-cell table:style-name="t3.B5" office:value-type="string">
            <text:p text:style-name="P28">$3-26</text:p>
          </table:table-cell>
          <table:covered-table-cell/>
        </table:table-row>
        <table:table-row>
          <table:table-cell table:style-name="t3.A12" office:value-type="string">
            <text:p text:style-name="P27"><text:span text:style-name="T24">0,7</text:span> Зв/ч</text:p>
          </table:table-cell>
          <table:table-cell table:style-name="t3.B12" office:value-type="string">
            <text:p text:style-name="P28">$3-37</text:p>
          </table:table-cell>
          <table:table-cell table:style-name="t3.B12" office:value-type="string">
            <text:p text:style-name="P28">$3-47</text:p>
          </table:table-cell>
          <table:table-cell table:style-name="t3.B12" office:value-type="string">
            <text:p text:style-name="P28">$3-57</text:p>
          </table:table-cell>
          <table:table-cell table:style-name="t3.B12" office:value-type="string">
            <text:p text:style-name="P28">$3-67</text:p>
          </table:table-cell>
          <table:table-cell table:style-name="t3.B12" office:value-type="string">
            <text:p text:style-name="P28">$3-77</text:p>
          </table:table-cell>
          <table:table-cell table:style-name="t3.B12" office:value-type="string">
            <text:p text:style-name="P28">$3-87</text:p>
          </table:table-cell>
          <table:table-cell table:style-name="t3.B12" office:value-type="string">
            <text:p text:style-name="P28">$3-07</text:p>
          </table:table-cell>
          <table:table-cell table:style-name="t3.B12" office:value-type="string">
            <text:p text:style-name="P28">$3-17</text:p>
          </table:table-cell>
          <table:table-cell table:style-name="t3.B12" office:value-type="string">
            <text:p text:style-name="P28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9">Блок детектирования <text:span text:style-name="T24">гамма-излучения БДКГ-22</text:span>4<text:span text:style-name="T24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4.B2" table:number-rows-spanned="3" office:value-type="string">
            <text:p text:style-name="P34">Номер источ-ника</text:p>
          </table:table-cell>
          <table:table-cell table:style-name="t4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4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3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33"><text:span text:style-name="T24">Довери-тель</text:span>ная граница погреш-ности измерения <text:span text:style-name="T28">Δ</text:span><text:span text:style-name="T23">i</text:span><text:span text:style-name="T16">,</text:span> %</text:p>
          </table:table-cell>
          <table:table-cell table:style-name="t4.K2" table:number-rows-spanned="3" office:value-type="string">
            <text:p text:style-name="P36"><text:span text:style-name="T29">Предел основной </text:span><text:span text:style-name="T24">относи-тельной</text:span> <text:span text:style-name="T16">погреш-ности</text:span>, </text:p>
            <text:p text:style-name="P3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7">Фон, нЗв/ч</text:p>
          </table:table-cell>
          <table:table-cell table:style-name="t4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7">Среднее значение, <text:span text:style-name="T17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8"><text:span text:style-name="T18">H</text:span><text:span text:style-name="T19">1</text:span></text:p>
          </table:table-cell>
          <table:table-cell table:style-name="t4.D3" office:value-type="string">
            <text:p text:style-name="P37"><text:span text:style-name="T17">H</text:span><text:span text:style-name="T19">2</text:span></text:p>
          </table:table-cell>
          <table:table-cell table:style-name="t4.D3" office:value-type="string">
            <text:p text:style-name="P37"><text:span text:style-name="T17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7">0,06 мкЗв/ч</text:p>
          </table:table-cell>
          <table:table-cell table:style-name="t4.B5" office:value-type="string">
            <text:p text:style-name="P28">$4-30</text:p>
          </table:table-cell>
          <table:table-cell table:style-name="t4.B5" office:value-type="string">
            <text:p text:style-name="P28">$4-40</text:p>
          </table:table-cell>
          <table:table-cell table:style-name="t4.B5" office:value-type="string">
            <text:p text:style-name="P28">$4-50</text:p>
          </table:table-cell>
          <table:table-cell table:style-name="t4.B5" office:value-type="string">
            <text:p text:style-name="P28">$4-60</text:p>
          </table:table-cell>
          <table:table-cell table:style-name="t4.B5" office:value-type="string">
            <text:p text:style-name="P28">$4-70</text:p>
          </table:table-cell>
          <table:table-cell table:style-name="t4.B5" office:value-type="string">
            <text:p text:style-name="P28">$4-80</text:p>
          </table:table-cell>
          <table:table-cell table:style-name="t4.B5" office:value-type="string">
            <text:p text:style-name="P28">$4-00</text:p>
          </table:table-cell>
          <table:table-cell table:style-name="t4.B5" office:value-type="string">
            <text:p text:style-name="P28">$4-10</text:p>
          </table:table-cell>
          <table:table-cell table:style-name="t4.B5" office:value-type="string">
            <text:p text:style-name="P28">$4-20</text:p>
          </table:table-cell>
          <table:table-cell table:style-name="t4.K5" table:number-rows-spanned="8" office:value-type="string">
            <text:p text:style-name="P29">±<text:span text:style-name="T16">15</text:span></text:p>
          </table:table-cell>
        </table:table-row>
        <table:table-row>
          <table:table-cell table:style-name="t4.A5" office:value-type="string">
            <text:p text:style-name="P27">0,7 мкЗв/ч</text:p>
          </table:table-cell>
          <table:table-cell table:style-name="t4.B5" office:value-type="string">
            <text:p text:style-name="P28">$4-31</text:p>
          </table:table-cell>
          <table:table-cell table:style-name="t4.B5" office:value-type="string">
            <text:p text:style-name="P28">$4-41</text:p>
          </table:table-cell>
          <table:table-cell table:style-name="t4.B5" office:value-type="string">
            <text:p text:style-name="P28">$4-51</text:p>
          </table:table-cell>
          <table:table-cell table:style-name="t4.B5" office:value-type="string">
            <text:p text:style-name="P28">$4-61</text:p>
          </table:table-cell>
          <table:table-cell table:style-name="t4.B5" office:value-type="string">
            <text:p text:style-name="P28">$4-71</text:p>
          </table:table-cell>
          <table:table-cell table:style-name="t4.B5" office:value-type="string">
            <text:p text:style-name="P28">$4-81</text:p>
          </table:table-cell>
          <table:table-cell table:style-name="t4.B5" office:value-type="string">
            <text:p text:style-name="P28">$4-01</text:p>
          </table:table-cell>
          <table:table-cell table:style-name="t4.B5" office:value-type="string">
            <text:p text:style-name="P28">$4-11</text:p>
          </table:table-cell>
          <table:table-cell table:style-name="t4.B5" office:value-type="string">
            <text:p text:style-name="P28">$4-21</text:p>
          </table:table-cell>
          <table:covered-table-cell/>
        </table:table-row>
        <table:table-row>
          <table:table-cell table:style-name="t4.A5" office:value-type="string">
            <text:p text:style-name="P27">7 мкЗв/ч</text:p>
          </table:table-cell>
          <table:table-cell table:style-name="t4.B5" office:value-type="string">
            <text:p text:style-name="P28">$4-32</text:p>
          </table:table-cell>
          <table:table-cell table:style-name="t4.B5" office:value-type="string">
            <text:p text:style-name="P28">$4-42</text:p>
          </table:table-cell>
          <table:table-cell table:style-name="t4.B5" office:value-type="string">
            <text:p text:style-name="P28">$4-52</text:p>
          </table:table-cell>
          <table:table-cell table:style-name="t4.B5" office:value-type="string">
            <text:p text:style-name="P28">$4-62</text:p>
          </table:table-cell>
          <table:table-cell table:style-name="t4.B5" office:value-type="string">
            <text:p text:style-name="P28">$4-72</text:p>
          </table:table-cell>
          <table:table-cell table:style-name="t4.B5" office:value-type="string">
            <text:p text:style-name="P28">$4-82</text:p>
          </table:table-cell>
          <table:table-cell table:style-name="t4.B5" office:value-type="string">
            <text:p text:style-name="P28">$4-02</text:p>
          </table:table-cell>
          <table:table-cell table:style-name="t4.B5" office:value-type="string">
            <text:p text:style-name="P28">$4-12</text:p>
          </table:table-cell>
          <table:table-cell table:style-name="t4.B5" office:value-type="string">
            <text:p text:style-name="P28">$4-22</text:p>
          </table:table-cell>
          <table:covered-table-cell/>
        </table:table-row>
        <table:table-row>
          <table:table-cell table:style-name="t4.A5" office:value-type="string">
            <text:p text:style-name="P27">70 мкЗв/ч</text:p>
          </table:table-cell>
          <table:table-cell table:style-name="t4.B5" office:value-type="string">
            <text:p text:style-name="P28">$4-33</text:p>
          </table:table-cell>
          <table:table-cell table:style-name="t4.B5" office:value-type="string">
            <text:p text:style-name="P28">$4-43</text:p>
          </table:table-cell>
          <table:table-cell table:style-name="t4.B5" office:value-type="string">
            <text:p text:style-name="P28">$4-53</text:p>
          </table:table-cell>
          <table:table-cell table:style-name="t4.B5" office:value-type="string">
            <text:p text:style-name="P28">$4-63</text:p>
          </table:table-cell>
          <table:table-cell table:style-name="t4.B5" office:value-type="string">
            <text:p text:style-name="P28">$4-73</text:p>
          </table:table-cell>
          <table:table-cell table:style-name="t4.B5" office:value-type="string">
            <text:p text:style-name="P28">$4-83</text:p>
          </table:table-cell>
          <table:table-cell table:style-name="t4.B5" office:value-type="string">
            <text:p text:style-name="P28">$4-03</text:p>
          </table:table-cell>
          <table:table-cell table:style-name="t4.B5" office:value-type="string">
            <text:p text:style-name="P28">$4-13</text:p>
          </table:table-cell>
          <table:table-cell table:style-name="t4.B5" office:value-type="string">
            <text:p text:style-name="P28">$4-23</text:p>
          </table:table-cell>
          <table:covered-table-cell/>
        </table:table-row>
        <table:table-row>
          <table:table-cell table:style-name="t4.A5" office:value-type="string">
            <text:p text:style-name="P27">0.7 мЗв/ч</text:p>
          </table:table-cell>
          <table:table-cell table:style-name="t4.B5" office:value-type="string">
            <text:p text:style-name="P28">$4-34</text:p>
          </table:table-cell>
          <table:table-cell table:style-name="t4.B5" office:value-type="string">
            <text:p text:style-name="P28">$4-44</text:p>
          </table:table-cell>
          <table:table-cell table:style-name="t4.B5" office:value-type="string">
            <text:p text:style-name="P28">$4-54</text:p>
          </table:table-cell>
          <table:table-cell table:style-name="t4.B5" office:value-type="string">
            <text:p text:style-name="P28">$4-64</text:p>
          </table:table-cell>
          <table:table-cell table:style-name="t4.B5" office:value-type="string">
            <text:p text:style-name="P28">$4-74</text:p>
          </table:table-cell>
          <table:table-cell table:style-name="t4.B5" office:value-type="string">
            <text:p text:style-name="P28">$4-84</text:p>
          </table:table-cell>
          <table:table-cell table:style-name="t4.B5" office:value-type="string">
            <text:p text:style-name="P28">$4-04</text:p>
          </table:table-cell>
          <table:table-cell table:style-name="t4.B5" office:value-type="string">
            <text:p text:style-name="P28">$4-14</text:p>
          </table:table-cell>
          <table:table-cell table:style-name="t4.B5" office:value-type="string">
            <text:p text:style-name="P28">$4-24</text:p>
          </table:table-cell>
          <table:covered-table-cell/>
        </table:table-row>
        <table:table-row>
          <table:table-cell table:style-name="t4.A5" office:value-type="string">
            <text:p text:style-name="P27">7,0 мЗв/ч</text:p>
          </table:table-cell>
          <table:table-cell table:style-name="t4.B5" office:value-type="string">
            <text:p text:style-name="P28">$4-35</text:p>
          </table:table-cell>
          <table:table-cell table:style-name="t4.B5" office:value-type="string">
            <text:p text:style-name="P28">$4-45</text:p>
          </table:table-cell>
          <table:table-cell table:style-name="t4.B5" office:value-type="string">
            <text:p text:style-name="P28">$4-55</text:p>
          </table:table-cell>
          <table:table-cell table:style-name="t4.B5" office:value-type="string">
            <text:p text:style-name="P28">$4-65</text:p>
          </table:table-cell>
          <table:table-cell table:style-name="t4.B5" office:value-type="string">
            <text:p text:style-name="P28">$4-75</text:p>
          </table:table-cell>
          <table:table-cell table:style-name="t4.B5" office:value-type="string">
            <text:p text:style-name="P28">$4-85</text:p>
          </table:table-cell>
          <table:table-cell table:style-name="t4.B5" office:value-type="string">
            <text:p text:style-name="P28">$4-05</text:p>
          </table:table-cell>
          <table:table-cell table:style-name="t4.B5" office:value-type="string">
            <text:p text:style-name="P28">$4-15</text:p>
          </table:table-cell>
          <table:table-cell table:style-name="t4.B5" office:value-type="string">
            <text:p text:style-name="P28">$4-25</text:p>
          </table:table-cell>
          <table:covered-table-cell/>
        </table:table-row>
        <table:table-row>
          <table:table-cell table:style-name="t4.A5" office:value-type="string">
            <text:p text:style-name="P27">70 мЗв/ч</text:p>
          </table:table-cell>
          <table:table-cell table:style-name="t4.B5" office:value-type="string">
            <text:p text:style-name="P28">$4-36</text:p>
          </table:table-cell>
          <table:table-cell table:style-name="t4.B5" office:value-type="string">
            <text:p text:style-name="P28">$4-46</text:p>
          </table:table-cell>
          <table:table-cell table:style-name="t4.B5" office:value-type="string">
            <text:p text:style-name="P28">$4-56</text:p>
          </table:table-cell>
          <table:table-cell table:style-name="t4.B5" office:value-type="string">
            <text:p text:style-name="P28">$4-66</text:p>
          </table:table-cell>
          <table:table-cell table:style-name="t4.B5" office:value-type="string">
            <text:p text:style-name="P28">$4-76</text:p>
          </table:table-cell>
          <table:table-cell table:style-name="t4.B5" office:value-type="string">
            <text:p text:style-name="P28">$4-86</text:p>
          </table:table-cell>
          <table:table-cell table:style-name="t4.B5" office:value-type="string">
            <text:p text:style-name="P28">$4-06</text:p>
          </table:table-cell>
          <table:table-cell table:style-name="t4.B5" office:value-type="string">
            <text:p text:style-name="P28">$4-16</text:p>
          </table:table-cell>
          <table:table-cell table:style-name="t4.B5" office:value-type="string">
            <text:p text:style-name="P28">$4-26</text:p>
          </table:table-cell>
          <table:covered-table-cell/>
        </table:table-row>
        <table:table-row>
          <table:table-cell table:style-name="t4.A12" office:value-type="string">
            <text:p text:style-name="P27"><text:span text:style-name="T24">0,7</text:span> Зв/ч</text:p>
          </table:table-cell>
          <table:table-cell table:style-name="t4.B12" office:value-type="string">
            <text:p text:style-name="P28">$4-37</text:p>
          </table:table-cell>
          <table:table-cell table:style-name="t4.B12" office:value-type="string">
            <text:p text:style-name="P28">$4-47</text:p>
          </table:table-cell>
          <table:table-cell table:style-name="t4.B12" office:value-type="string">
            <text:p text:style-name="P28">$4-57</text:p>
          </table:table-cell>
          <table:table-cell table:style-name="t4.B12" office:value-type="string">
            <text:p text:style-name="P28">$4-67</text:p>
          </table:table-cell>
          <table:table-cell table:style-name="t4.B12" office:value-type="string">
            <text:p text:style-name="P28">$4-77</text:p>
          </table:table-cell>
          <table:table-cell table:style-name="t4.B12" office:value-type="string">
            <text:p text:style-name="P28">$4-87</text:p>
          </table:table-cell>
          <table:table-cell table:style-name="t4.B12" office:value-type="string">
            <text:p text:style-name="P28">$4-07</text:p>
          </table:table-cell>
          <table:table-cell table:style-name="t4.B12" office:value-type="string">
            <text:p text:style-name="P28">$4-17</text:p>
          </table:table-cell>
          <table:table-cell table:style-name="t4.B12" office:value-type="string">
            <text:p text:style-name="P28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9">Блок детектирования <text:span text:style-name="T24">гамма-излучения БДКГ-22</text:span>4<text:span text:style-name="T24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5.B2" table:number-rows-spanned="3" office:value-type="string">
            <text:p text:style-name="P34">Номер источ-ника</text:p>
          </table:table-cell>
          <table:table-cell table:style-name="t5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5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3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33"><text:span text:style-name="T24">Довери-тель</text:span>ная граница погреш-ности измерения <text:span text:style-name="T28">Δ</text:span><text:span text:style-name="T23">i</text:span><text:span text:style-name="T16">,</text:span> %</text:p>
          </table:table-cell>
          <table:table-cell table:style-name="t5.K2" table:number-rows-spanned="3" office:value-type="string">
            <text:p text:style-name="P36"><text:span text:style-name="T29">Предел основной </text:span><text:span text:style-name="T24">относи-тельной</text:span> <text:span text:style-name="T16">погреш-ности</text:span>, </text:p>
            <text:p text:style-name="P3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7">Фон, нЗв/ч</text:p>
          </table:table-cell>
          <table:table-cell table:style-name="t5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7">Среднее значение, <text:span text:style-name="T17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8"><text:span text:style-name="T18">H</text:span><text:span text:style-name="T19">1</text:span></text:p>
          </table:table-cell>
          <table:table-cell table:style-name="t5.D3" office:value-type="string">
            <text:p text:style-name="P37"><text:span text:style-name="T17">H</text:span><text:span text:style-name="T19">2</text:span></text:p>
          </table:table-cell>
          <table:table-cell table:style-name="t5.D3" office:value-type="string">
            <text:p text:style-name="P37"><text:span text:style-name="T17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7">0,06 мкЗв/ч</text:p>
          </table:table-cell>
          <table:table-cell table:style-name="t5.B5" office:value-type="string">
            <text:p text:style-name="P28">$5-30</text:p>
          </table:table-cell>
          <table:table-cell table:style-name="t5.B5" office:value-type="string">
            <text:p text:style-name="P28">$5-40</text:p>
          </table:table-cell>
          <table:table-cell table:style-name="t5.B5" office:value-type="string">
            <text:p text:style-name="P28">$5-50</text:p>
          </table:table-cell>
          <table:table-cell table:style-name="t5.B5" office:value-type="string">
            <text:p text:style-name="P28">$5-60</text:p>
          </table:table-cell>
          <table:table-cell table:style-name="t5.B5" office:value-type="string">
            <text:p text:style-name="P28">$5-70</text:p>
          </table:table-cell>
          <table:table-cell table:style-name="t5.B5" office:value-type="string">
            <text:p text:style-name="P28">$5-80</text:p>
          </table:table-cell>
          <table:table-cell table:style-name="t5.B5" office:value-type="string">
            <text:p text:style-name="P28">$5-00</text:p>
          </table:table-cell>
          <table:table-cell table:style-name="t5.B5" office:value-type="string">
            <text:p text:style-name="P28">$5-10</text:p>
          </table:table-cell>
          <table:table-cell table:style-name="t5.B5" office:value-type="string">
            <text:p text:style-name="P28">$5-20</text:p>
          </table:table-cell>
          <table:table-cell table:style-name="t5.K5" table:number-rows-spanned="8" office:value-type="string">
            <text:p text:style-name="P29">±<text:span text:style-name="T16">15</text:span></text:p>
          </table:table-cell>
        </table:table-row>
        <table:table-row>
          <table:table-cell table:style-name="t5.A5" office:value-type="string">
            <text:p text:style-name="P27">0,7 мкЗв/ч</text:p>
          </table:table-cell>
          <table:table-cell table:style-name="t5.B5" office:value-type="string">
            <text:p text:style-name="P28">$5-31</text:p>
          </table:table-cell>
          <table:table-cell table:style-name="t5.B5" office:value-type="string">
            <text:p text:style-name="P28">$5-41</text:p>
          </table:table-cell>
          <table:table-cell table:style-name="t5.B5" office:value-type="string">
            <text:p text:style-name="P28">$5-51</text:p>
          </table:table-cell>
          <table:table-cell table:style-name="t5.B5" office:value-type="string">
            <text:p text:style-name="P28">$5-61</text:p>
          </table:table-cell>
          <table:table-cell table:style-name="t5.B5" office:value-type="string">
            <text:p text:style-name="P28">$5-71</text:p>
          </table:table-cell>
          <table:table-cell table:style-name="t5.B5" office:value-type="string">
            <text:p text:style-name="P28">$5-81</text:p>
          </table:table-cell>
          <table:table-cell table:style-name="t5.B5" office:value-type="string">
            <text:p text:style-name="P28">$5-01</text:p>
          </table:table-cell>
          <table:table-cell table:style-name="t5.B5" office:value-type="string">
            <text:p text:style-name="P28">$5-11</text:p>
          </table:table-cell>
          <table:table-cell table:style-name="t5.B5" office:value-type="string">
            <text:p text:style-name="P28">$5-21</text:p>
          </table:table-cell>
          <table:covered-table-cell/>
        </table:table-row>
        <table:table-row>
          <table:table-cell table:style-name="t5.A5" office:value-type="string">
            <text:p text:style-name="P27">7 мкЗв/ч</text:p>
          </table:table-cell>
          <table:table-cell table:style-name="t5.B5" office:value-type="string">
            <text:p text:style-name="P28">$5-32</text:p>
          </table:table-cell>
          <table:table-cell table:style-name="t5.B5" office:value-type="string">
            <text:p text:style-name="P28">$5-42</text:p>
          </table:table-cell>
          <table:table-cell table:style-name="t5.B5" office:value-type="string">
            <text:p text:style-name="P28">$5-52</text:p>
          </table:table-cell>
          <table:table-cell table:style-name="t5.B5" office:value-type="string">
            <text:p text:style-name="P28">$5-62</text:p>
          </table:table-cell>
          <table:table-cell table:style-name="t5.B5" office:value-type="string">
            <text:p text:style-name="P28">$5-72</text:p>
          </table:table-cell>
          <table:table-cell table:style-name="t5.B5" office:value-type="string">
            <text:p text:style-name="P28">$5-82</text:p>
          </table:table-cell>
          <table:table-cell table:style-name="t5.B5" office:value-type="string">
            <text:p text:style-name="P28">$5-02</text:p>
          </table:table-cell>
          <table:table-cell table:style-name="t5.B5" office:value-type="string">
            <text:p text:style-name="P28">$5-12</text:p>
          </table:table-cell>
          <table:table-cell table:style-name="t5.B5" office:value-type="string">
            <text:p text:style-name="P28">$5-22</text:p>
          </table:table-cell>
          <table:covered-table-cell/>
        </table:table-row>
        <table:table-row>
          <table:table-cell table:style-name="t5.A5" office:value-type="string">
            <text:p text:style-name="P27">70 мкЗв/ч</text:p>
          </table:table-cell>
          <table:table-cell table:style-name="t5.B5" office:value-type="string">
            <text:p text:style-name="P28">$5-33</text:p>
          </table:table-cell>
          <table:table-cell table:style-name="t5.B5" office:value-type="string">
            <text:p text:style-name="P28">$5-43</text:p>
          </table:table-cell>
          <table:table-cell table:style-name="t5.B5" office:value-type="string">
            <text:p text:style-name="P28">$5-53</text:p>
          </table:table-cell>
          <table:table-cell table:style-name="t5.B5" office:value-type="string">
            <text:p text:style-name="P28">$5-63</text:p>
          </table:table-cell>
          <table:table-cell table:style-name="t5.B5" office:value-type="string">
            <text:p text:style-name="P28">$5-73</text:p>
          </table:table-cell>
          <table:table-cell table:style-name="t5.B5" office:value-type="string">
            <text:p text:style-name="P28">$5-83</text:p>
          </table:table-cell>
          <table:table-cell table:style-name="t5.B5" office:value-type="string">
            <text:p text:style-name="P28">$5-03</text:p>
          </table:table-cell>
          <table:table-cell table:style-name="t5.B5" office:value-type="string">
            <text:p text:style-name="P28">$5-13</text:p>
          </table:table-cell>
          <table:table-cell table:style-name="t5.B5" office:value-type="string">
            <text:p text:style-name="P28">$5-23</text:p>
          </table:table-cell>
          <table:covered-table-cell/>
        </table:table-row>
        <table:table-row>
          <table:table-cell table:style-name="t5.A5" office:value-type="string">
            <text:p text:style-name="P27">0.7 мЗв/ч</text:p>
          </table:table-cell>
          <table:table-cell table:style-name="t5.B5" office:value-type="string">
            <text:p text:style-name="P28">$5-34</text:p>
          </table:table-cell>
          <table:table-cell table:style-name="t5.B5" office:value-type="string">
            <text:p text:style-name="P28">$5-44</text:p>
          </table:table-cell>
          <table:table-cell table:style-name="t5.B5" office:value-type="string">
            <text:p text:style-name="P28">$5-54</text:p>
          </table:table-cell>
          <table:table-cell table:style-name="t5.B5" office:value-type="string">
            <text:p text:style-name="P28">$5-64</text:p>
          </table:table-cell>
          <table:table-cell table:style-name="t5.B5" office:value-type="string">
            <text:p text:style-name="P28">$5-74</text:p>
          </table:table-cell>
          <table:table-cell table:style-name="t5.B5" office:value-type="string">
            <text:p text:style-name="P28">$5-84</text:p>
          </table:table-cell>
          <table:table-cell table:style-name="t5.B5" office:value-type="string">
            <text:p text:style-name="P28">$5-04</text:p>
          </table:table-cell>
          <table:table-cell table:style-name="t5.B5" office:value-type="string">
            <text:p text:style-name="P28">$5-14</text:p>
          </table:table-cell>
          <table:table-cell table:style-name="t5.B5" office:value-type="string">
            <text:p text:style-name="P28">$5-24</text:p>
          </table:table-cell>
          <table:covered-table-cell/>
        </table:table-row>
        <table:table-row>
          <table:table-cell table:style-name="t5.A5" office:value-type="string">
            <text:p text:style-name="P27">7,0 мЗв/ч</text:p>
          </table:table-cell>
          <table:table-cell table:style-name="t5.B5" office:value-type="string">
            <text:p text:style-name="P28">$5-35</text:p>
          </table:table-cell>
          <table:table-cell table:style-name="t5.B5" office:value-type="string">
            <text:p text:style-name="P28">$5-45</text:p>
          </table:table-cell>
          <table:table-cell table:style-name="t5.B5" office:value-type="string">
            <text:p text:style-name="P28">$5-55</text:p>
          </table:table-cell>
          <table:table-cell table:style-name="t5.B5" office:value-type="string">
            <text:p text:style-name="P28">$5-65</text:p>
          </table:table-cell>
          <table:table-cell table:style-name="t5.B5" office:value-type="string">
            <text:p text:style-name="P28">$5-75</text:p>
          </table:table-cell>
          <table:table-cell table:style-name="t5.B5" office:value-type="string">
            <text:p text:style-name="P28">$5-85</text:p>
          </table:table-cell>
          <table:table-cell table:style-name="t5.B5" office:value-type="string">
            <text:p text:style-name="P28">$5-05</text:p>
          </table:table-cell>
          <table:table-cell table:style-name="t5.B5" office:value-type="string">
            <text:p text:style-name="P28">$5-15</text:p>
          </table:table-cell>
          <table:table-cell table:style-name="t5.B5" office:value-type="string">
            <text:p text:style-name="P28">$5-25</text:p>
          </table:table-cell>
          <table:covered-table-cell/>
        </table:table-row>
        <table:table-row>
          <table:table-cell table:style-name="t5.A5" office:value-type="string">
            <text:p text:style-name="P27">70 мЗв/ч</text:p>
          </table:table-cell>
          <table:table-cell table:style-name="t5.B5" office:value-type="string">
            <text:p text:style-name="P28">$5-36</text:p>
          </table:table-cell>
          <table:table-cell table:style-name="t5.B5" office:value-type="string">
            <text:p text:style-name="P28">$5-46</text:p>
          </table:table-cell>
          <table:table-cell table:style-name="t5.B5" office:value-type="string">
            <text:p text:style-name="P28">$5-56</text:p>
          </table:table-cell>
          <table:table-cell table:style-name="t5.B5" office:value-type="string">
            <text:p text:style-name="P28">$5-66</text:p>
          </table:table-cell>
          <table:table-cell table:style-name="t5.B5" office:value-type="string">
            <text:p text:style-name="P28">$5-76</text:p>
          </table:table-cell>
          <table:table-cell table:style-name="t5.B5" office:value-type="string">
            <text:p text:style-name="P28">$5-86</text:p>
          </table:table-cell>
          <table:table-cell table:style-name="t5.B5" office:value-type="string">
            <text:p text:style-name="P28">$5-06</text:p>
          </table:table-cell>
          <table:table-cell table:style-name="t5.B5" office:value-type="string">
            <text:p text:style-name="P28">$5-16</text:p>
          </table:table-cell>
          <table:table-cell table:style-name="t5.B5" office:value-type="string">
            <text:p text:style-name="P28">$5-26</text:p>
          </table:table-cell>
          <table:covered-table-cell/>
        </table:table-row>
        <table:table-row>
          <table:table-cell table:style-name="t5.A12" office:value-type="string">
            <text:p text:style-name="P27"><text:span text:style-name="T24">0,7</text:span> Зв/ч</text:p>
          </table:table-cell>
          <table:table-cell table:style-name="t5.B12" office:value-type="string">
            <text:p text:style-name="P28">$5-37</text:p>
          </table:table-cell>
          <table:table-cell table:style-name="t5.B12" office:value-type="string">
            <text:p text:style-name="P28">$5-47</text:p>
          </table:table-cell>
          <table:table-cell table:style-name="t5.B12" office:value-type="string">
            <text:p text:style-name="P28">$5-57</text:p>
          </table:table-cell>
          <table:table-cell table:style-name="t5.B12" office:value-type="string">
            <text:p text:style-name="P28">$5-67</text:p>
          </table:table-cell>
          <table:table-cell table:style-name="t5.B12" office:value-type="string">
            <text:p text:style-name="P28">$5-77</text:p>
          </table:table-cell>
          <table:table-cell table:style-name="t5.B12" office:value-type="string">
            <text:p text:style-name="P28">$5-87</text:p>
          </table:table-cell>
          <table:table-cell table:style-name="t5.B12" office:value-type="string">
            <text:p text:style-name="P28">$5-07</text:p>
          </table:table-cell>
          <table:table-cell table:style-name="t5.B12" office:value-type="string">
            <text:p text:style-name="P28">$5-17</text:p>
          </table:table-cell>
          <table:table-cell table:style-name="t5.B12" office:value-type="string">
            <text:p text:style-name="P28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9">Блок детектирования <text:span text:style-name="T24">гамма-излучения БДКГ-22</text:span>4<text:span text:style-name="T24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6.B2" table:number-rows-spanned="3" office:value-type="string">
            <text:p text:style-name="P34">Номер источ-ника</text:p>
          </table:table-cell>
          <table:table-cell table:style-name="t6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6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3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33"><text:span text:style-name="T24">Довери-тель</text:span>ная граница погреш-ности измерения <text:span text:style-name="T28">Δ</text:span><text:span text:style-name="T23">i</text:span><text:span text:style-name="T16">,</text:span> %</text:p>
          </table:table-cell>
          <table:table-cell table:style-name="t6.K2" table:number-rows-spanned="3" office:value-type="string">
            <text:p text:style-name="P36"><text:span text:style-name="T29">Предел основной </text:span><text:span text:style-name="T24">относи-тельной</text:span> <text:span text:style-name="T16">погреш-ности</text:span>, </text:p>
            <text:p text:style-name="P3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7">Фон, нЗв/ч</text:p>
          </table:table-cell>
          <table:table-cell table:style-name="t6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7">Среднее значение, <text:span text:style-name="T17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8"><text:span text:style-name="T18">H</text:span><text:span text:style-name="T19">1</text:span></text:p>
          </table:table-cell>
          <table:table-cell table:style-name="t6.D3" office:value-type="string">
            <text:p text:style-name="P37"><text:span text:style-name="T17">H</text:span><text:span text:style-name="T19">2</text:span></text:p>
          </table:table-cell>
          <table:table-cell table:style-name="t6.D3" office:value-type="string">
            <text:p text:style-name="P37"><text:span text:style-name="T17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7">0,06 мкЗв/ч</text:p>
          </table:table-cell>
          <table:table-cell table:style-name="t6.B5" office:value-type="string">
            <text:p text:style-name="P28">$6-30</text:p>
          </table:table-cell>
          <table:table-cell table:style-name="t6.B5" office:value-type="string">
            <text:p text:style-name="P28">$6-40</text:p>
          </table:table-cell>
          <table:table-cell table:style-name="t6.B5" office:value-type="string">
            <text:p text:style-name="P28">$6-50</text:p>
          </table:table-cell>
          <table:table-cell table:style-name="t6.B5" office:value-type="string">
            <text:p text:style-name="P28">$6-60</text:p>
          </table:table-cell>
          <table:table-cell table:style-name="t6.B5" office:value-type="string">
            <text:p text:style-name="P28">$6-70</text:p>
          </table:table-cell>
          <table:table-cell table:style-name="t6.B5" office:value-type="string">
            <text:p text:style-name="P28">$6-80</text:p>
          </table:table-cell>
          <table:table-cell table:style-name="t6.B5" office:value-type="string">
            <text:p text:style-name="P28">$6-00</text:p>
          </table:table-cell>
          <table:table-cell table:style-name="t6.B5" office:value-type="string">
            <text:p text:style-name="P28">$6-10</text:p>
          </table:table-cell>
          <table:table-cell table:style-name="t6.B5" office:value-type="string">
            <text:p text:style-name="P28">$6-20</text:p>
          </table:table-cell>
          <table:table-cell table:style-name="t6.K5" table:number-rows-spanned="8" office:value-type="string">
            <text:p text:style-name="P29">±<text:span text:style-name="T16">15</text:span></text:p>
          </table:table-cell>
        </table:table-row>
        <table:table-row>
          <table:table-cell table:style-name="t6.A5" office:value-type="string">
            <text:p text:style-name="P27">0,7 мкЗв/ч</text:p>
          </table:table-cell>
          <table:table-cell table:style-name="t6.B5" office:value-type="string">
            <text:p text:style-name="P28">$6-31</text:p>
          </table:table-cell>
          <table:table-cell table:style-name="t6.B5" office:value-type="string">
            <text:p text:style-name="P28">$6-41</text:p>
          </table:table-cell>
          <table:table-cell table:style-name="t6.B5" office:value-type="string">
            <text:p text:style-name="P28">$6-51</text:p>
          </table:table-cell>
          <table:table-cell table:style-name="t6.B5" office:value-type="string">
            <text:p text:style-name="P28">$6-61</text:p>
          </table:table-cell>
          <table:table-cell table:style-name="t6.B5" office:value-type="string">
            <text:p text:style-name="P28">$6-71</text:p>
          </table:table-cell>
          <table:table-cell table:style-name="t6.B5" office:value-type="string">
            <text:p text:style-name="P28">$6-81</text:p>
          </table:table-cell>
          <table:table-cell table:style-name="t6.B5" office:value-type="string">
            <text:p text:style-name="P28">$6-01</text:p>
          </table:table-cell>
          <table:table-cell table:style-name="t6.B5" office:value-type="string">
            <text:p text:style-name="P28">$6-11</text:p>
          </table:table-cell>
          <table:table-cell table:style-name="t6.B5" office:value-type="string">
            <text:p text:style-name="P28">$6-21</text:p>
          </table:table-cell>
          <table:covered-table-cell/>
        </table:table-row>
        <table:table-row>
          <table:table-cell table:style-name="t6.A5" office:value-type="string">
            <text:p text:style-name="P27">7 мкЗв/ч</text:p>
          </table:table-cell>
          <table:table-cell table:style-name="t6.B5" office:value-type="string">
            <text:p text:style-name="P28">$6-32</text:p>
          </table:table-cell>
          <table:table-cell table:style-name="t6.B5" office:value-type="string">
            <text:p text:style-name="P28">$6-42</text:p>
          </table:table-cell>
          <table:table-cell table:style-name="t6.B5" office:value-type="string">
            <text:p text:style-name="P28">$6-52</text:p>
          </table:table-cell>
          <table:table-cell table:style-name="t6.B5" office:value-type="string">
            <text:p text:style-name="P28">$6-62</text:p>
          </table:table-cell>
          <table:table-cell table:style-name="t6.B5" office:value-type="string">
            <text:p text:style-name="P28">$6-72</text:p>
          </table:table-cell>
          <table:table-cell table:style-name="t6.B5" office:value-type="string">
            <text:p text:style-name="P28">$6-82</text:p>
          </table:table-cell>
          <table:table-cell table:style-name="t6.B5" office:value-type="string">
            <text:p text:style-name="P28">$6-02</text:p>
          </table:table-cell>
          <table:table-cell table:style-name="t6.B5" office:value-type="string">
            <text:p text:style-name="P28">$6-12</text:p>
          </table:table-cell>
          <table:table-cell table:style-name="t6.B5" office:value-type="string">
            <text:p text:style-name="P28">$6-22</text:p>
          </table:table-cell>
          <table:covered-table-cell/>
        </table:table-row>
        <table:table-row>
          <table:table-cell table:style-name="t6.A5" office:value-type="string">
            <text:p text:style-name="P27">70 мкЗв/ч</text:p>
          </table:table-cell>
          <table:table-cell table:style-name="t6.B5" office:value-type="string">
            <text:p text:style-name="P28">$6-33</text:p>
          </table:table-cell>
          <table:table-cell table:style-name="t6.B5" office:value-type="string">
            <text:p text:style-name="P28">$6-43</text:p>
          </table:table-cell>
          <table:table-cell table:style-name="t6.B5" office:value-type="string">
            <text:p text:style-name="P28">$6-53</text:p>
          </table:table-cell>
          <table:table-cell table:style-name="t6.B5" office:value-type="string">
            <text:p text:style-name="P28">$6-63</text:p>
          </table:table-cell>
          <table:table-cell table:style-name="t6.B5" office:value-type="string">
            <text:p text:style-name="P28">$6-73</text:p>
          </table:table-cell>
          <table:table-cell table:style-name="t6.B5" office:value-type="string">
            <text:p text:style-name="P28">$6-83</text:p>
          </table:table-cell>
          <table:table-cell table:style-name="t6.B5" office:value-type="string">
            <text:p text:style-name="P28">$6-03</text:p>
          </table:table-cell>
          <table:table-cell table:style-name="t6.B5" office:value-type="string">
            <text:p text:style-name="P28">$6-13</text:p>
          </table:table-cell>
          <table:table-cell table:style-name="t6.B5" office:value-type="string">
            <text:p text:style-name="P28">$6-23</text:p>
          </table:table-cell>
          <table:covered-table-cell/>
        </table:table-row>
        <table:table-row>
          <table:table-cell table:style-name="t6.A5" office:value-type="string">
            <text:p text:style-name="P27">0.7 мЗв/ч</text:p>
          </table:table-cell>
          <table:table-cell table:style-name="t6.B5" office:value-type="string">
            <text:p text:style-name="P28">$6-34</text:p>
          </table:table-cell>
          <table:table-cell table:style-name="t6.B5" office:value-type="string">
            <text:p text:style-name="P28">$6-44</text:p>
          </table:table-cell>
          <table:table-cell table:style-name="t6.B5" office:value-type="string">
            <text:p text:style-name="P28">$6-54</text:p>
          </table:table-cell>
          <table:table-cell table:style-name="t6.B5" office:value-type="string">
            <text:p text:style-name="P28">$6-64</text:p>
          </table:table-cell>
          <table:table-cell table:style-name="t6.B5" office:value-type="string">
            <text:p text:style-name="P28">$6-74</text:p>
          </table:table-cell>
          <table:table-cell table:style-name="t6.B5" office:value-type="string">
            <text:p text:style-name="P28">$6-84</text:p>
          </table:table-cell>
          <table:table-cell table:style-name="t6.B5" office:value-type="string">
            <text:p text:style-name="P28">$6-04</text:p>
          </table:table-cell>
          <table:table-cell table:style-name="t6.B5" office:value-type="string">
            <text:p text:style-name="P28">$6-14</text:p>
          </table:table-cell>
          <table:table-cell table:style-name="t6.B5" office:value-type="string">
            <text:p text:style-name="P28">$6-24</text:p>
          </table:table-cell>
          <table:covered-table-cell/>
        </table:table-row>
        <table:table-row>
          <table:table-cell table:style-name="t6.A5" office:value-type="string">
            <text:p text:style-name="P27">7,0 мЗв/ч</text:p>
          </table:table-cell>
          <table:table-cell table:style-name="t6.B5" office:value-type="string">
            <text:p text:style-name="P28">$6-35</text:p>
          </table:table-cell>
          <table:table-cell table:style-name="t6.B5" office:value-type="string">
            <text:p text:style-name="P28">$6-45</text:p>
          </table:table-cell>
          <table:table-cell table:style-name="t6.B5" office:value-type="string">
            <text:p text:style-name="P28">$6-55</text:p>
          </table:table-cell>
          <table:table-cell table:style-name="t6.B5" office:value-type="string">
            <text:p text:style-name="P28">$6-65</text:p>
          </table:table-cell>
          <table:table-cell table:style-name="t6.B5" office:value-type="string">
            <text:p text:style-name="P28">$6-75</text:p>
          </table:table-cell>
          <table:table-cell table:style-name="t6.B5" office:value-type="string">
            <text:p text:style-name="P28">$6-85</text:p>
          </table:table-cell>
          <table:table-cell table:style-name="t6.B5" office:value-type="string">
            <text:p text:style-name="P28">$6-05</text:p>
          </table:table-cell>
          <table:table-cell table:style-name="t6.B5" office:value-type="string">
            <text:p text:style-name="P28">$6-15</text:p>
          </table:table-cell>
          <table:table-cell table:style-name="t6.B5" office:value-type="string">
            <text:p text:style-name="P28">$6-25</text:p>
          </table:table-cell>
          <table:covered-table-cell/>
        </table:table-row>
        <table:table-row>
          <table:table-cell table:style-name="t6.A5" office:value-type="string">
            <text:p text:style-name="P27">70 мЗв/ч</text:p>
          </table:table-cell>
          <table:table-cell table:style-name="t6.B5" office:value-type="string">
            <text:p text:style-name="P28">$6-36</text:p>
          </table:table-cell>
          <table:table-cell table:style-name="t6.B5" office:value-type="string">
            <text:p text:style-name="P28">$6-46</text:p>
          </table:table-cell>
          <table:table-cell table:style-name="t6.B5" office:value-type="string">
            <text:p text:style-name="P28">$6-56</text:p>
          </table:table-cell>
          <table:table-cell table:style-name="t6.B5" office:value-type="string">
            <text:p text:style-name="P28">$6-66</text:p>
          </table:table-cell>
          <table:table-cell table:style-name="t6.B5" office:value-type="string">
            <text:p text:style-name="P28">$6-76</text:p>
          </table:table-cell>
          <table:table-cell table:style-name="t6.B5" office:value-type="string">
            <text:p text:style-name="P28">$6-86</text:p>
          </table:table-cell>
          <table:table-cell table:style-name="t6.B5" office:value-type="string">
            <text:p text:style-name="P28">$6-06</text:p>
          </table:table-cell>
          <table:table-cell table:style-name="t6.B5" office:value-type="string">
            <text:p text:style-name="P28">$6-16</text:p>
          </table:table-cell>
          <table:table-cell table:style-name="t6.B5" office:value-type="string">
            <text:p text:style-name="P28">$6-26</text:p>
          </table:table-cell>
          <table:covered-table-cell/>
        </table:table-row>
        <table:table-row>
          <table:table-cell table:style-name="t6.A12" office:value-type="string">
            <text:p text:style-name="P27"><text:span text:style-name="T24">0,7</text:span> Зв/ч</text:p>
          </table:table-cell>
          <table:table-cell table:style-name="t6.B12" office:value-type="string">
            <text:p text:style-name="P28">$6-37</text:p>
          </table:table-cell>
          <table:table-cell table:style-name="t6.B12" office:value-type="string">
            <text:p text:style-name="P28">$6-47</text:p>
          </table:table-cell>
          <table:table-cell table:style-name="t6.B12" office:value-type="string">
            <text:p text:style-name="P28">$6-57</text:p>
          </table:table-cell>
          <table:table-cell table:style-name="t6.B12" office:value-type="string">
            <text:p text:style-name="P28">$6-67</text:p>
          </table:table-cell>
          <table:table-cell table:style-name="t6.B12" office:value-type="string">
            <text:p text:style-name="P28">$6-77</text:p>
          </table:table-cell>
          <table:table-cell table:style-name="t6.B12" office:value-type="string">
            <text:p text:style-name="P28">$6-87</text:p>
          </table:table-cell>
          <table:table-cell table:style-name="t6.B12" office:value-type="string">
            <text:p text:style-name="P28">$6-07</text:p>
          </table:table-cell>
          <table:table-cell table:style-name="t6.B12" office:value-type="string">
            <text:p text:style-name="P28">$6-17</text:p>
          </table:table-cell>
          <table:table-cell table:style-name="t6.B12" office:value-type="string">
            <text:p text:style-name="P28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9">Блок детектирования <text:span text:style-name="T24">гамма-излучения БДКГ-22</text:span>4<text:span text:style-name="T24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7.B2" table:number-rows-spanned="3" office:value-type="string">
            <text:p text:style-name="P34">Номер источ-ника</text:p>
          </table:table-cell>
          <table:table-cell table:style-name="t7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7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3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33"><text:span text:style-name="T24">Довери-тель</text:span>ная граница погреш-ности измерения <text:span text:style-name="T28">Δ</text:span><text:span text:style-name="T23">i</text:span><text:span text:style-name="T16">,</text:span> %</text:p>
          </table:table-cell>
          <table:table-cell table:style-name="t7.K2" table:number-rows-spanned="3" office:value-type="string">
            <text:p text:style-name="P36"><text:span text:style-name="T29">Предел основной </text:span><text:span text:style-name="T24">относи-тельной</text:span> <text:span text:style-name="T16">погреш-ности</text:span>, </text:p>
            <text:p text:style-name="P3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7">Фон, нЗв/ч</text:p>
          </table:table-cell>
          <table:table-cell table:style-name="t7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7">Среднее значение, <text:span text:style-name="T17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8"><text:span text:style-name="T18">H</text:span><text:span text:style-name="T19">1</text:span></text:p>
          </table:table-cell>
          <table:table-cell table:style-name="t7.D3" office:value-type="string">
            <text:p text:style-name="P37"><text:span text:style-name="T17">H</text:span><text:span text:style-name="T19">2</text:span></text:p>
          </table:table-cell>
          <table:table-cell table:style-name="t7.D3" office:value-type="string">
            <text:p text:style-name="P37"><text:span text:style-name="T17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7">0,06 мкЗв/ч</text:p>
          </table:table-cell>
          <table:table-cell table:style-name="t7.B5" office:value-type="string">
            <text:p text:style-name="P28">$7-30</text:p>
          </table:table-cell>
          <table:table-cell table:style-name="t7.B5" office:value-type="string">
            <text:p text:style-name="P28">$7-40</text:p>
          </table:table-cell>
          <table:table-cell table:style-name="t7.B5" office:value-type="string">
            <text:p text:style-name="P28">$7-50</text:p>
          </table:table-cell>
          <table:table-cell table:style-name="t7.B5" office:value-type="string">
            <text:p text:style-name="P28">$7-60</text:p>
          </table:table-cell>
          <table:table-cell table:style-name="t7.B5" office:value-type="string">
            <text:p text:style-name="P28">$7-70</text:p>
          </table:table-cell>
          <table:table-cell table:style-name="t7.B5" office:value-type="string">
            <text:p text:style-name="P28">$7-80</text:p>
          </table:table-cell>
          <table:table-cell table:style-name="t7.B5" office:value-type="string">
            <text:p text:style-name="P28">$7-00</text:p>
          </table:table-cell>
          <table:table-cell table:style-name="t7.B5" office:value-type="string">
            <text:p text:style-name="P28">$7-10</text:p>
          </table:table-cell>
          <table:table-cell table:style-name="t7.B5" office:value-type="string">
            <text:p text:style-name="P28">$7-20</text:p>
          </table:table-cell>
          <table:table-cell table:style-name="t7.K5" table:number-rows-spanned="8" office:value-type="string">
            <text:p text:style-name="P29">±<text:span text:style-name="T16">15</text:span></text:p>
          </table:table-cell>
        </table:table-row>
        <table:table-row>
          <table:table-cell table:style-name="t7.A5" office:value-type="string">
            <text:p text:style-name="P27">0,7 мкЗв/ч</text:p>
          </table:table-cell>
          <table:table-cell table:style-name="t7.B5" office:value-type="string">
            <text:p text:style-name="P28">$7-31</text:p>
          </table:table-cell>
          <table:table-cell table:style-name="t7.B5" office:value-type="string">
            <text:p text:style-name="P28">$7-41</text:p>
          </table:table-cell>
          <table:table-cell table:style-name="t7.B5" office:value-type="string">
            <text:p text:style-name="P28">$7-51</text:p>
          </table:table-cell>
          <table:table-cell table:style-name="t7.B5" office:value-type="string">
            <text:p text:style-name="P28">$7-61</text:p>
          </table:table-cell>
          <table:table-cell table:style-name="t7.B5" office:value-type="string">
            <text:p text:style-name="P28">$7-71</text:p>
          </table:table-cell>
          <table:table-cell table:style-name="t7.B5" office:value-type="string">
            <text:p text:style-name="P28">$7-81</text:p>
          </table:table-cell>
          <table:table-cell table:style-name="t7.B5" office:value-type="string">
            <text:p text:style-name="P28">$7-01</text:p>
          </table:table-cell>
          <table:table-cell table:style-name="t7.B5" office:value-type="string">
            <text:p text:style-name="P28">$7-11</text:p>
          </table:table-cell>
          <table:table-cell table:style-name="t7.B5" office:value-type="string">
            <text:p text:style-name="P28">$7-21</text:p>
          </table:table-cell>
          <table:covered-table-cell/>
        </table:table-row>
        <table:table-row>
          <table:table-cell table:style-name="t7.A5" office:value-type="string">
            <text:p text:style-name="P27">7 мкЗв/ч</text:p>
          </table:table-cell>
          <table:table-cell table:style-name="t7.B5" office:value-type="string">
            <text:p text:style-name="P28">$7-32</text:p>
          </table:table-cell>
          <table:table-cell table:style-name="t7.B5" office:value-type="string">
            <text:p text:style-name="P28">$7-42</text:p>
          </table:table-cell>
          <table:table-cell table:style-name="t7.B5" office:value-type="string">
            <text:p text:style-name="P28">$7-52</text:p>
          </table:table-cell>
          <table:table-cell table:style-name="t7.B5" office:value-type="string">
            <text:p text:style-name="P28">$7-62</text:p>
          </table:table-cell>
          <table:table-cell table:style-name="t7.B5" office:value-type="string">
            <text:p text:style-name="P28">$7-72</text:p>
          </table:table-cell>
          <table:table-cell table:style-name="t7.B5" office:value-type="string">
            <text:p text:style-name="P28">$7-82</text:p>
          </table:table-cell>
          <table:table-cell table:style-name="t7.B5" office:value-type="string">
            <text:p text:style-name="P28">$7-02</text:p>
          </table:table-cell>
          <table:table-cell table:style-name="t7.B5" office:value-type="string">
            <text:p text:style-name="P28">$7-12</text:p>
          </table:table-cell>
          <table:table-cell table:style-name="t7.B5" office:value-type="string">
            <text:p text:style-name="P28">$7-22</text:p>
          </table:table-cell>
          <table:covered-table-cell/>
        </table:table-row>
        <table:table-row>
          <table:table-cell table:style-name="t7.A5" office:value-type="string">
            <text:p text:style-name="P27">70 мкЗв/ч</text:p>
          </table:table-cell>
          <table:table-cell table:style-name="t7.B5" office:value-type="string">
            <text:p text:style-name="P28">$7-33</text:p>
          </table:table-cell>
          <table:table-cell table:style-name="t7.B5" office:value-type="string">
            <text:p text:style-name="P28">$7-43</text:p>
          </table:table-cell>
          <table:table-cell table:style-name="t7.B5" office:value-type="string">
            <text:p text:style-name="P28">$7-53</text:p>
          </table:table-cell>
          <table:table-cell table:style-name="t7.B5" office:value-type="string">
            <text:p text:style-name="P28">$7-63</text:p>
          </table:table-cell>
          <table:table-cell table:style-name="t7.B5" office:value-type="string">
            <text:p text:style-name="P28">$7-73</text:p>
          </table:table-cell>
          <table:table-cell table:style-name="t7.B5" office:value-type="string">
            <text:p text:style-name="P28">$7-83</text:p>
          </table:table-cell>
          <table:table-cell table:style-name="t7.B5" office:value-type="string">
            <text:p text:style-name="P28">$7-03</text:p>
          </table:table-cell>
          <table:table-cell table:style-name="t7.B5" office:value-type="string">
            <text:p text:style-name="P28">$7-13</text:p>
          </table:table-cell>
          <table:table-cell table:style-name="t7.B5" office:value-type="string">
            <text:p text:style-name="P28">$7-23</text:p>
          </table:table-cell>
          <table:covered-table-cell/>
        </table:table-row>
        <table:table-row>
          <table:table-cell table:style-name="t7.A5" office:value-type="string">
            <text:p text:style-name="P27">0.7 мЗв/ч</text:p>
          </table:table-cell>
          <table:table-cell table:style-name="t7.B5" office:value-type="string">
            <text:p text:style-name="P28">$7-34</text:p>
          </table:table-cell>
          <table:table-cell table:style-name="t7.B5" office:value-type="string">
            <text:p text:style-name="P28">$7-44</text:p>
          </table:table-cell>
          <table:table-cell table:style-name="t7.B5" office:value-type="string">
            <text:p text:style-name="P28">$7-54</text:p>
          </table:table-cell>
          <table:table-cell table:style-name="t7.B5" office:value-type="string">
            <text:p text:style-name="P28">$7-64</text:p>
          </table:table-cell>
          <table:table-cell table:style-name="t7.B5" office:value-type="string">
            <text:p text:style-name="P28">$7-74</text:p>
          </table:table-cell>
          <table:table-cell table:style-name="t7.B5" office:value-type="string">
            <text:p text:style-name="P28">$7-84</text:p>
          </table:table-cell>
          <table:table-cell table:style-name="t7.B5" office:value-type="string">
            <text:p text:style-name="P28">$7-04</text:p>
          </table:table-cell>
          <table:table-cell table:style-name="t7.B5" office:value-type="string">
            <text:p text:style-name="P28">$7-14</text:p>
          </table:table-cell>
          <table:table-cell table:style-name="t7.B5" office:value-type="string">
            <text:p text:style-name="P28">$7-24</text:p>
          </table:table-cell>
          <table:covered-table-cell/>
        </table:table-row>
        <table:table-row>
          <table:table-cell table:style-name="t7.A5" office:value-type="string">
            <text:p text:style-name="P27">7,0 мЗв/ч</text:p>
          </table:table-cell>
          <table:table-cell table:style-name="t7.B5" office:value-type="string">
            <text:p text:style-name="P28">$7-35</text:p>
          </table:table-cell>
          <table:table-cell table:style-name="t7.B5" office:value-type="string">
            <text:p text:style-name="P28">$7-45</text:p>
          </table:table-cell>
          <table:table-cell table:style-name="t7.B5" office:value-type="string">
            <text:p text:style-name="P28">$7-55</text:p>
          </table:table-cell>
          <table:table-cell table:style-name="t7.B5" office:value-type="string">
            <text:p text:style-name="P28">$7-65</text:p>
          </table:table-cell>
          <table:table-cell table:style-name="t7.B5" office:value-type="string">
            <text:p text:style-name="P28">$7-75</text:p>
          </table:table-cell>
          <table:table-cell table:style-name="t7.B5" office:value-type="string">
            <text:p text:style-name="P28">$7-85</text:p>
          </table:table-cell>
          <table:table-cell table:style-name="t7.B5" office:value-type="string">
            <text:p text:style-name="P28">$7-05</text:p>
          </table:table-cell>
          <table:table-cell table:style-name="t7.B5" office:value-type="string">
            <text:p text:style-name="P28">$7-15</text:p>
          </table:table-cell>
          <table:table-cell table:style-name="t7.B5" office:value-type="string">
            <text:p text:style-name="P28">$7-25</text:p>
          </table:table-cell>
          <table:covered-table-cell/>
        </table:table-row>
        <table:table-row>
          <table:table-cell table:style-name="t7.A5" office:value-type="string">
            <text:p text:style-name="P27">70 мЗв/ч</text:p>
          </table:table-cell>
          <table:table-cell table:style-name="t7.B5" office:value-type="string">
            <text:p text:style-name="P28">$7-36</text:p>
          </table:table-cell>
          <table:table-cell table:style-name="t7.B5" office:value-type="string">
            <text:p text:style-name="P28">$7-46</text:p>
          </table:table-cell>
          <table:table-cell table:style-name="t7.B5" office:value-type="string">
            <text:p text:style-name="P28">$7-56</text:p>
          </table:table-cell>
          <table:table-cell table:style-name="t7.B5" office:value-type="string">
            <text:p text:style-name="P28">$7-66</text:p>
          </table:table-cell>
          <table:table-cell table:style-name="t7.B5" office:value-type="string">
            <text:p text:style-name="P28">$7-76</text:p>
          </table:table-cell>
          <table:table-cell table:style-name="t7.B5" office:value-type="string">
            <text:p text:style-name="P28">$7-86</text:p>
          </table:table-cell>
          <table:table-cell table:style-name="t7.B5" office:value-type="string">
            <text:p text:style-name="P28">$7-06</text:p>
          </table:table-cell>
          <table:table-cell table:style-name="t7.B5" office:value-type="string">
            <text:p text:style-name="P28">$7-16</text:p>
          </table:table-cell>
          <table:table-cell table:style-name="t7.B5" office:value-type="string">
            <text:p text:style-name="P28">$7-26</text:p>
          </table:table-cell>
          <table:covered-table-cell/>
        </table:table-row>
        <table:table-row>
          <table:table-cell table:style-name="t7.A12" office:value-type="string">
            <text:p text:style-name="P27"><text:span text:style-name="T24">0,7</text:span> Зв/ч</text:p>
          </table:table-cell>
          <table:table-cell table:style-name="t7.B12" office:value-type="string">
            <text:p text:style-name="P28">$7-37</text:p>
          </table:table-cell>
          <table:table-cell table:style-name="t7.B12" office:value-type="string">
            <text:p text:style-name="P28">$7-47</text:p>
          </table:table-cell>
          <table:table-cell table:style-name="t7.B12" office:value-type="string">
            <text:p text:style-name="P28">$7-57</text:p>
          </table:table-cell>
          <table:table-cell table:style-name="t7.B12" office:value-type="string">
            <text:p text:style-name="P28">$7-67</text:p>
          </table:table-cell>
          <table:table-cell table:style-name="t7.B12" office:value-type="string">
            <text:p text:style-name="P28">$7-77</text:p>
          </table:table-cell>
          <table:table-cell table:style-name="t7.B12" office:value-type="string">
            <text:p text:style-name="P28">$7-87</text:p>
          </table:table-cell>
          <table:table-cell table:style-name="t7.B12" office:value-type="string">
            <text:p text:style-name="P28">$7-07</text:p>
          </table:table-cell>
          <table:table-cell table:style-name="t7.B12" office:value-type="string">
            <text:p text:style-name="P28">$7-17</text:p>
          </table:table-cell>
          <table:table-cell table:style-name="t7.B12" office:value-type="string">
            <text:p text:style-name="P28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9">Блок детектирования <text:span text:style-name="T24">гамма-излучения БДКГ-22</text:span>4<text:span text:style-name="T24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8.B2" table:number-rows-spanned="3" office:value-type="string">
            <text:p text:style-name="P34">Номер источ-ника</text:p>
          </table:table-cell>
          <table:table-cell table:style-name="t8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8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3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33"><text:span text:style-name="T24">Довери-тель</text:span>ная граница погреш-ности измерения <text:span text:style-name="T28">Δ</text:span><text:span text:style-name="T23">i</text:span><text:span text:style-name="T16">,</text:span> %</text:p>
          </table:table-cell>
          <table:table-cell table:style-name="t8.K2" table:number-rows-spanned="3" office:value-type="string">
            <text:p text:style-name="P36"><text:span text:style-name="T29">Предел основной </text:span><text:span text:style-name="T24">относи-тельной</text:span> <text:span text:style-name="T16">погреш-ности</text:span>, </text:p>
            <text:p text:style-name="P3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7">Фон, нЗв/ч</text:p>
          </table:table-cell>
          <table:table-cell table:style-name="t8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7">Среднее значение, <text:span text:style-name="T17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8"><text:span text:style-name="T18">H</text:span><text:span text:style-name="T19">1</text:span></text:p>
          </table:table-cell>
          <table:table-cell table:style-name="t8.D3" office:value-type="string">
            <text:p text:style-name="P37"><text:span text:style-name="T17">H</text:span><text:span text:style-name="T19">2</text:span></text:p>
          </table:table-cell>
          <table:table-cell table:style-name="t8.D3" office:value-type="string">
            <text:p text:style-name="P37"><text:span text:style-name="T17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7">0,06 мкЗв/ч</text:p>
          </table:table-cell>
          <table:table-cell table:style-name="t8.B5" office:value-type="string">
            <text:p text:style-name="P28">$8-30</text:p>
          </table:table-cell>
          <table:table-cell table:style-name="t8.B5" office:value-type="string">
            <text:p text:style-name="P28">$8-40</text:p>
          </table:table-cell>
          <table:table-cell table:style-name="t8.B5" office:value-type="string">
            <text:p text:style-name="P28">$8-50</text:p>
          </table:table-cell>
          <table:table-cell table:style-name="t8.B5" office:value-type="string">
            <text:p text:style-name="P28">$8-60</text:p>
          </table:table-cell>
          <table:table-cell table:style-name="t8.B5" office:value-type="string">
            <text:p text:style-name="P28">$8-70</text:p>
          </table:table-cell>
          <table:table-cell table:style-name="t8.B5" office:value-type="string">
            <text:p text:style-name="P28">$8-80</text:p>
          </table:table-cell>
          <table:table-cell table:style-name="t8.B5" office:value-type="string">
            <text:p text:style-name="P28">$8-00</text:p>
          </table:table-cell>
          <table:table-cell table:style-name="t8.B5" office:value-type="string">
            <text:p text:style-name="P28">$8-10</text:p>
          </table:table-cell>
          <table:table-cell table:style-name="t8.B5" office:value-type="string">
            <text:p text:style-name="P28">$8-20</text:p>
          </table:table-cell>
          <table:table-cell table:style-name="t8.K5" table:number-rows-spanned="8" office:value-type="string">
            <text:p text:style-name="P29">±<text:span text:style-name="T16">15</text:span></text:p>
          </table:table-cell>
        </table:table-row>
        <table:table-row>
          <table:table-cell table:style-name="t8.A5" office:value-type="string">
            <text:p text:style-name="P27">0,7 мкЗв/ч</text:p>
          </table:table-cell>
          <table:table-cell table:style-name="t8.B5" office:value-type="string">
            <text:p text:style-name="P28">$8-31</text:p>
          </table:table-cell>
          <table:table-cell table:style-name="t8.B5" office:value-type="string">
            <text:p text:style-name="P28">$8-41</text:p>
          </table:table-cell>
          <table:table-cell table:style-name="t8.B5" office:value-type="string">
            <text:p text:style-name="P28">$8-51</text:p>
          </table:table-cell>
          <table:table-cell table:style-name="t8.B5" office:value-type="string">
            <text:p text:style-name="P28">$8-61</text:p>
          </table:table-cell>
          <table:table-cell table:style-name="t8.B5" office:value-type="string">
            <text:p text:style-name="P28">$8-71</text:p>
          </table:table-cell>
          <table:table-cell table:style-name="t8.B5" office:value-type="string">
            <text:p text:style-name="P28">$8-81</text:p>
          </table:table-cell>
          <table:table-cell table:style-name="t8.B5" office:value-type="string">
            <text:p text:style-name="P28">$8-01</text:p>
          </table:table-cell>
          <table:table-cell table:style-name="t8.B5" office:value-type="string">
            <text:p text:style-name="P28">$8-11</text:p>
          </table:table-cell>
          <table:table-cell table:style-name="t8.B5" office:value-type="string">
            <text:p text:style-name="P28">$8-21</text:p>
          </table:table-cell>
          <table:covered-table-cell/>
        </table:table-row>
        <table:table-row>
          <table:table-cell table:style-name="t8.A5" office:value-type="string">
            <text:p text:style-name="P27">7 мкЗв/ч</text:p>
          </table:table-cell>
          <table:table-cell table:style-name="t8.B5" office:value-type="string">
            <text:p text:style-name="P28">$8-32</text:p>
          </table:table-cell>
          <table:table-cell table:style-name="t8.B5" office:value-type="string">
            <text:p text:style-name="P28">$8-42</text:p>
          </table:table-cell>
          <table:table-cell table:style-name="t8.B5" office:value-type="string">
            <text:p text:style-name="P28">$8-52</text:p>
          </table:table-cell>
          <table:table-cell table:style-name="t8.B5" office:value-type="string">
            <text:p text:style-name="P28">$8-62</text:p>
          </table:table-cell>
          <table:table-cell table:style-name="t8.B5" office:value-type="string">
            <text:p text:style-name="P28">$8-72</text:p>
          </table:table-cell>
          <table:table-cell table:style-name="t8.B5" office:value-type="string">
            <text:p text:style-name="P28">$8-82</text:p>
          </table:table-cell>
          <table:table-cell table:style-name="t8.B5" office:value-type="string">
            <text:p text:style-name="P28">$8-02</text:p>
          </table:table-cell>
          <table:table-cell table:style-name="t8.B5" office:value-type="string">
            <text:p text:style-name="P28">$8-12</text:p>
          </table:table-cell>
          <table:table-cell table:style-name="t8.B5" office:value-type="string">
            <text:p text:style-name="P28">$8-22</text:p>
          </table:table-cell>
          <table:covered-table-cell/>
        </table:table-row>
        <table:table-row>
          <table:table-cell table:style-name="t8.A5" office:value-type="string">
            <text:p text:style-name="P27">70 мкЗв/ч</text:p>
          </table:table-cell>
          <table:table-cell table:style-name="t8.B5" office:value-type="string">
            <text:p text:style-name="P28">$8-33</text:p>
          </table:table-cell>
          <table:table-cell table:style-name="t8.B5" office:value-type="string">
            <text:p text:style-name="P28">$8-43</text:p>
          </table:table-cell>
          <table:table-cell table:style-name="t8.B5" office:value-type="string">
            <text:p text:style-name="P28">$8-53</text:p>
          </table:table-cell>
          <table:table-cell table:style-name="t8.B5" office:value-type="string">
            <text:p text:style-name="P28">$8-63</text:p>
          </table:table-cell>
          <table:table-cell table:style-name="t8.B5" office:value-type="string">
            <text:p text:style-name="P28">$8-73</text:p>
          </table:table-cell>
          <table:table-cell table:style-name="t8.B5" office:value-type="string">
            <text:p text:style-name="P28">$8-83</text:p>
          </table:table-cell>
          <table:table-cell table:style-name="t8.B5" office:value-type="string">
            <text:p text:style-name="P28">$8-03</text:p>
          </table:table-cell>
          <table:table-cell table:style-name="t8.B5" office:value-type="string">
            <text:p text:style-name="P28">$8-13</text:p>
          </table:table-cell>
          <table:table-cell table:style-name="t8.B5" office:value-type="string">
            <text:p text:style-name="P28">$8-23</text:p>
          </table:table-cell>
          <table:covered-table-cell/>
        </table:table-row>
        <table:table-row>
          <table:table-cell table:style-name="t8.A5" office:value-type="string">
            <text:p text:style-name="P27">0.7 мЗв/ч</text:p>
          </table:table-cell>
          <table:table-cell table:style-name="t8.B5" office:value-type="string">
            <text:p text:style-name="P28">$8-34</text:p>
          </table:table-cell>
          <table:table-cell table:style-name="t8.B5" office:value-type="string">
            <text:p text:style-name="P28">$8-44</text:p>
          </table:table-cell>
          <table:table-cell table:style-name="t8.B5" office:value-type="string">
            <text:p text:style-name="P28">$8-54</text:p>
          </table:table-cell>
          <table:table-cell table:style-name="t8.B5" office:value-type="string">
            <text:p text:style-name="P28">$8-64</text:p>
          </table:table-cell>
          <table:table-cell table:style-name="t8.B5" office:value-type="string">
            <text:p text:style-name="P28">$8-74</text:p>
          </table:table-cell>
          <table:table-cell table:style-name="t8.B5" office:value-type="string">
            <text:p text:style-name="P28">$8-84</text:p>
          </table:table-cell>
          <table:table-cell table:style-name="t8.B5" office:value-type="string">
            <text:p text:style-name="P28">$8-04</text:p>
          </table:table-cell>
          <table:table-cell table:style-name="t8.B5" office:value-type="string">
            <text:p text:style-name="P28">$8-14</text:p>
          </table:table-cell>
          <table:table-cell table:style-name="t8.B5" office:value-type="string">
            <text:p text:style-name="P28">$8-24</text:p>
          </table:table-cell>
          <table:covered-table-cell/>
        </table:table-row>
        <table:table-row>
          <table:table-cell table:style-name="t8.A5" office:value-type="string">
            <text:p text:style-name="P27">7,0 мЗв/ч</text:p>
          </table:table-cell>
          <table:table-cell table:style-name="t8.B5" office:value-type="string">
            <text:p text:style-name="P28">$8-35</text:p>
          </table:table-cell>
          <table:table-cell table:style-name="t8.B5" office:value-type="string">
            <text:p text:style-name="P28">$8-45</text:p>
          </table:table-cell>
          <table:table-cell table:style-name="t8.B5" office:value-type="string">
            <text:p text:style-name="P28">$8-55</text:p>
          </table:table-cell>
          <table:table-cell table:style-name="t8.B5" office:value-type="string">
            <text:p text:style-name="P28">$8-65</text:p>
          </table:table-cell>
          <table:table-cell table:style-name="t8.B5" office:value-type="string">
            <text:p text:style-name="P28">$8-75</text:p>
          </table:table-cell>
          <table:table-cell table:style-name="t8.B5" office:value-type="string">
            <text:p text:style-name="P28">$8-85</text:p>
          </table:table-cell>
          <table:table-cell table:style-name="t8.B5" office:value-type="string">
            <text:p text:style-name="P28">$8-05</text:p>
          </table:table-cell>
          <table:table-cell table:style-name="t8.B5" office:value-type="string">
            <text:p text:style-name="P28">$8-15</text:p>
          </table:table-cell>
          <table:table-cell table:style-name="t8.B5" office:value-type="string">
            <text:p text:style-name="P28">$8-25</text:p>
          </table:table-cell>
          <table:covered-table-cell/>
        </table:table-row>
        <table:table-row>
          <table:table-cell table:style-name="t8.A5" office:value-type="string">
            <text:p text:style-name="P27">70 мЗв/ч</text:p>
          </table:table-cell>
          <table:table-cell table:style-name="t8.B5" office:value-type="string">
            <text:p text:style-name="P28">$8-36</text:p>
          </table:table-cell>
          <table:table-cell table:style-name="t8.B5" office:value-type="string">
            <text:p text:style-name="P28">$8-46</text:p>
          </table:table-cell>
          <table:table-cell table:style-name="t8.B5" office:value-type="string">
            <text:p text:style-name="P28">$8-56</text:p>
          </table:table-cell>
          <table:table-cell table:style-name="t8.B5" office:value-type="string">
            <text:p text:style-name="P28">$8-66</text:p>
          </table:table-cell>
          <table:table-cell table:style-name="t8.B5" office:value-type="string">
            <text:p text:style-name="P28">$8-76</text:p>
          </table:table-cell>
          <table:table-cell table:style-name="t8.B5" office:value-type="string">
            <text:p text:style-name="P28">$8-86</text:p>
          </table:table-cell>
          <table:table-cell table:style-name="t8.B5" office:value-type="string">
            <text:p text:style-name="P28">$8-06</text:p>
          </table:table-cell>
          <table:table-cell table:style-name="t8.B5" office:value-type="string">
            <text:p text:style-name="P28">$8-16</text:p>
          </table:table-cell>
          <table:table-cell table:style-name="t8.B5" office:value-type="string">
            <text:p text:style-name="P28">$8-26</text:p>
          </table:table-cell>
          <table:covered-table-cell/>
        </table:table-row>
        <table:table-row>
          <table:table-cell table:style-name="t8.A12" office:value-type="string">
            <text:p text:style-name="P27"><text:span text:style-name="T24">0,7</text:span> Зв/ч</text:p>
          </table:table-cell>
          <table:table-cell table:style-name="t8.B12" office:value-type="string">
            <text:p text:style-name="P28">$8-37</text:p>
          </table:table-cell>
          <table:table-cell table:style-name="t8.B12" office:value-type="string">
            <text:p text:style-name="P28">$8-47</text:p>
          </table:table-cell>
          <table:table-cell table:style-name="t8.B12" office:value-type="string">
            <text:p text:style-name="P28">$8-57</text:p>
          </table:table-cell>
          <table:table-cell table:style-name="t8.B12" office:value-type="string">
            <text:p text:style-name="P28">$8-67</text:p>
          </table:table-cell>
          <table:table-cell table:style-name="t8.B12" office:value-type="string">
            <text:p text:style-name="P28">$8-77</text:p>
          </table:table-cell>
          <table:table-cell table:style-name="t8.B12" office:value-type="string">
            <text:p text:style-name="P28">$8-87</text:p>
          </table:table-cell>
          <table:table-cell table:style-name="t8.B12" office:value-type="string">
            <text:p text:style-name="P28">$8-07</text:p>
          </table:table-cell>
          <table:table-cell table:style-name="t8.B12" office:value-type="string">
            <text:p text:style-name="P28">$8-17</text:p>
          </table:table-cell>
          <table:table-cell table:style-name="t8.B12" office:value-type="string">
            <text:p text:style-name="P28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9">Блок детектирования <text:span text:style-name="T24">гамма-излучения БДКГ-22</text:span>4<text:span text:style-name="T24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3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9.B2" table:number-rows-spanned="3" office:value-type="string">
            <text:p text:style-name="P34">Номер источ-ника</text:p>
          </table:table-cell>
          <table:table-cell table:style-name="t9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9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3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33"><text:span text:style-name="T24">Довери-тель</text:span>ная граница погреш-ности измерения <text:span text:style-name="T28">Δ</text:span><text:span text:style-name="T23">i</text:span><text:span text:style-name="T16">,</text:span> %</text:p>
          </table:table-cell>
          <table:table-cell table:style-name="t9.K2" table:number-rows-spanned="3" office:value-type="string">
            <text:p text:style-name="P36"><text:span text:style-name="T29">Предел основной </text:span><text:span text:style-name="T24">относи-тельной</text:span> <text:span text:style-name="T16">погреш-ности</text:span>, </text:p>
            <text:p text:style-name="P3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7">Фон, нЗв/ч</text:p>
          </table:table-cell>
          <table:table-cell table:style-name="t9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7">Среднее значение, <text:span text:style-name="T17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8"><text:span text:style-name="T18">H</text:span><text:span text:style-name="T19">1</text:span></text:p>
          </table:table-cell>
          <table:table-cell table:style-name="t9.D3" office:value-type="string">
            <text:p text:style-name="P37"><text:span text:style-name="T17">H</text:span><text:span text:style-name="T19">2</text:span></text:p>
          </table:table-cell>
          <table:table-cell table:style-name="t9.D3" office:value-type="string">
            <text:p text:style-name="P37"><text:span text:style-name="T17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7">0,06 мкЗв/ч</text:p>
          </table:table-cell>
          <table:table-cell table:style-name="t9.B5" office:value-type="string">
            <text:p text:style-name="P28">$9-30</text:p>
          </table:table-cell>
          <table:table-cell table:style-name="t9.B5" office:value-type="string">
            <text:p text:style-name="P28">$9-40</text:p>
          </table:table-cell>
          <table:table-cell table:style-name="t9.B5" office:value-type="string">
            <text:p text:style-name="P28">$9-50</text:p>
          </table:table-cell>
          <table:table-cell table:style-name="t9.B5" office:value-type="string">
            <text:p text:style-name="P28">$9-60</text:p>
          </table:table-cell>
          <table:table-cell table:style-name="t9.B5" office:value-type="string">
            <text:p text:style-name="P28">$9-70</text:p>
          </table:table-cell>
          <table:table-cell table:style-name="t9.B5" office:value-type="string">
            <text:p text:style-name="P28">$9-80</text:p>
          </table:table-cell>
          <table:table-cell table:style-name="t9.B5" office:value-type="string">
            <text:p text:style-name="P28">$9-00</text:p>
          </table:table-cell>
          <table:table-cell table:style-name="t9.B5" office:value-type="string">
            <text:p text:style-name="P28">$9-10</text:p>
          </table:table-cell>
          <table:table-cell table:style-name="t9.B5" office:value-type="string">
            <text:p text:style-name="P28">$9-20</text:p>
          </table:table-cell>
          <table:table-cell table:style-name="t9.K5" table:number-rows-spanned="8" office:value-type="string">
            <text:p text:style-name="P29">±<text:span text:style-name="T16">15</text:span></text:p>
          </table:table-cell>
        </table:table-row>
        <table:table-row>
          <table:table-cell table:style-name="t9.A5" office:value-type="string">
            <text:p text:style-name="P27">0,7 мкЗв/ч</text:p>
          </table:table-cell>
          <table:table-cell table:style-name="t9.B5" office:value-type="string">
            <text:p text:style-name="P28">$9-31</text:p>
          </table:table-cell>
          <table:table-cell table:style-name="t9.B5" office:value-type="string">
            <text:p text:style-name="P28">$9-41</text:p>
          </table:table-cell>
          <table:table-cell table:style-name="t9.B5" office:value-type="string">
            <text:p text:style-name="P28">$9-51</text:p>
          </table:table-cell>
          <table:table-cell table:style-name="t9.B5" office:value-type="string">
            <text:p text:style-name="P28">$9-61</text:p>
          </table:table-cell>
          <table:table-cell table:style-name="t9.B5" office:value-type="string">
            <text:p text:style-name="P28">$9-71</text:p>
          </table:table-cell>
          <table:table-cell table:style-name="t9.B5" office:value-type="string">
            <text:p text:style-name="P28">$9-81</text:p>
          </table:table-cell>
          <table:table-cell table:style-name="t9.B5" office:value-type="string">
            <text:p text:style-name="P28">$9-01</text:p>
          </table:table-cell>
          <table:table-cell table:style-name="t9.B5" office:value-type="string">
            <text:p text:style-name="P28">$9-11</text:p>
          </table:table-cell>
          <table:table-cell table:style-name="t9.B5" office:value-type="string">
            <text:p text:style-name="P28">$9-21</text:p>
          </table:table-cell>
          <table:covered-table-cell/>
        </table:table-row>
        <table:table-row>
          <table:table-cell table:style-name="t9.A5" office:value-type="string">
            <text:p text:style-name="P27">7 мкЗв/ч</text:p>
          </table:table-cell>
          <table:table-cell table:style-name="t9.B5" office:value-type="string">
            <text:p text:style-name="P28">$9-32</text:p>
          </table:table-cell>
          <table:table-cell table:style-name="t9.B5" office:value-type="string">
            <text:p text:style-name="P28">$9-42</text:p>
          </table:table-cell>
          <table:table-cell table:style-name="t9.B5" office:value-type="string">
            <text:p text:style-name="P28">$9-52</text:p>
          </table:table-cell>
          <table:table-cell table:style-name="t9.B5" office:value-type="string">
            <text:p text:style-name="P28">$9-62</text:p>
          </table:table-cell>
          <table:table-cell table:style-name="t9.B5" office:value-type="string">
            <text:p text:style-name="P28">$9-72</text:p>
          </table:table-cell>
          <table:table-cell table:style-name="t9.B5" office:value-type="string">
            <text:p text:style-name="P28">$9-82</text:p>
          </table:table-cell>
          <table:table-cell table:style-name="t9.B5" office:value-type="string">
            <text:p text:style-name="P28">$9-02</text:p>
          </table:table-cell>
          <table:table-cell table:style-name="t9.B5" office:value-type="string">
            <text:p text:style-name="P28">$9-12</text:p>
          </table:table-cell>
          <table:table-cell table:style-name="t9.B5" office:value-type="string">
            <text:p text:style-name="P28">$9-22</text:p>
          </table:table-cell>
          <table:covered-table-cell/>
        </table:table-row>
        <table:table-row>
          <table:table-cell table:style-name="t9.A5" office:value-type="string">
            <text:p text:style-name="P27">70 мкЗв/ч</text:p>
          </table:table-cell>
          <table:table-cell table:style-name="t9.B5" office:value-type="string">
            <text:p text:style-name="P28">$9-33</text:p>
          </table:table-cell>
          <table:table-cell table:style-name="t9.B5" office:value-type="string">
            <text:p text:style-name="P28">$9-43</text:p>
          </table:table-cell>
          <table:table-cell table:style-name="t9.B5" office:value-type="string">
            <text:p text:style-name="P28">$9-53</text:p>
          </table:table-cell>
          <table:table-cell table:style-name="t9.B5" office:value-type="string">
            <text:p text:style-name="P28">$9-63</text:p>
          </table:table-cell>
          <table:table-cell table:style-name="t9.B5" office:value-type="string">
            <text:p text:style-name="P28">$9-73</text:p>
          </table:table-cell>
          <table:table-cell table:style-name="t9.B5" office:value-type="string">
            <text:p text:style-name="P28">$9-83</text:p>
          </table:table-cell>
          <table:table-cell table:style-name="t9.B5" office:value-type="string">
            <text:p text:style-name="P28">$9-03</text:p>
          </table:table-cell>
          <table:table-cell table:style-name="t9.B5" office:value-type="string">
            <text:p text:style-name="P28">$9-13</text:p>
          </table:table-cell>
          <table:table-cell table:style-name="t9.B5" office:value-type="string">
            <text:p text:style-name="P28">$9-23</text:p>
          </table:table-cell>
          <table:covered-table-cell/>
        </table:table-row>
        <table:table-row>
          <table:table-cell table:style-name="t9.A5" office:value-type="string">
            <text:p text:style-name="P27">0.7 мЗв/ч</text:p>
          </table:table-cell>
          <table:table-cell table:style-name="t9.B5" office:value-type="string">
            <text:p text:style-name="P28">$9-34</text:p>
          </table:table-cell>
          <table:table-cell table:style-name="t9.B5" office:value-type="string">
            <text:p text:style-name="P28">$9-44</text:p>
          </table:table-cell>
          <table:table-cell table:style-name="t9.B5" office:value-type="string">
            <text:p text:style-name="P28">$9-54</text:p>
          </table:table-cell>
          <table:table-cell table:style-name="t9.B5" office:value-type="string">
            <text:p text:style-name="P28">$9-64</text:p>
          </table:table-cell>
          <table:table-cell table:style-name="t9.B5" office:value-type="string">
            <text:p text:style-name="P28">$9-74</text:p>
          </table:table-cell>
          <table:table-cell table:style-name="t9.B5" office:value-type="string">
            <text:p text:style-name="P28">$9-84</text:p>
          </table:table-cell>
          <table:table-cell table:style-name="t9.B5" office:value-type="string">
            <text:p text:style-name="P28">$9-04</text:p>
          </table:table-cell>
          <table:table-cell table:style-name="t9.B5" office:value-type="string">
            <text:p text:style-name="P28">$9-14</text:p>
          </table:table-cell>
          <table:table-cell table:style-name="t9.B5" office:value-type="string">
            <text:p text:style-name="P28">$9-24</text:p>
          </table:table-cell>
          <table:covered-table-cell/>
        </table:table-row>
        <table:table-row>
          <table:table-cell table:style-name="t9.A5" office:value-type="string">
            <text:p text:style-name="P27">7,0 мЗв/ч</text:p>
          </table:table-cell>
          <table:table-cell table:style-name="t9.B5" office:value-type="string">
            <text:p text:style-name="P28">$9-35</text:p>
          </table:table-cell>
          <table:table-cell table:style-name="t9.B5" office:value-type="string">
            <text:p text:style-name="P28">$9-45</text:p>
          </table:table-cell>
          <table:table-cell table:style-name="t9.B5" office:value-type="string">
            <text:p text:style-name="P28">$9-55</text:p>
          </table:table-cell>
          <table:table-cell table:style-name="t9.B5" office:value-type="string">
            <text:p text:style-name="P28">$9-65</text:p>
          </table:table-cell>
          <table:table-cell table:style-name="t9.B5" office:value-type="string">
            <text:p text:style-name="P28">$9-75</text:p>
          </table:table-cell>
          <table:table-cell table:style-name="t9.B5" office:value-type="string">
            <text:p text:style-name="P28">$9-85</text:p>
          </table:table-cell>
          <table:table-cell table:style-name="t9.B5" office:value-type="string">
            <text:p text:style-name="P28">$9-05</text:p>
          </table:table-cell>
          <table:table-cell table:style-name="t9.B5" office:value-type="string">
            <text:p text:style-name="P28">$9-15</text:p>
          </table:table-cell>
          <table:table-cell table:style-name="t9.B5" office:value-type="string">
            <text:p text:style-name="P28">$9-25</text:p>
          </table:table-cell>
          <table:covered-table-cell/>
        </table:table-row>
        <table:table-row>
          <table:table-cell table:style-name="t9.A5" office:value-type="string">
            <text:p text:style-name="P27">70 мЗв/ч</text:p>
          </table:table-cell>
          <table:table-cell table:style-name="t9.B5" office:value-type="string">
            <text:p text:style-name="P28">$9-36</text:p>
          </table:table-cell>
          <table:table-cell table:style-name="t9.B5" office:value-type="string">
            <text:p text:style-name="P28">$9-46</text:p>
          </table:table-cell>
          <table:table-cell table:style-name="t9.B5" office:value-type="string">
            <text:p text:style-name="P28">$9-56</text:p>
          </table:table-cell>
          <table:table-cell table:style-name="t9.B5" office:value-type="string">
            <text:p text:style-name="P28">$9-66</text:p>
          </table:table-cell>
          <table:table-cell table:style-name="t9.B5" office:value-type="string">
            <text:p text:style-name="P28">$9-76</text:p>
          </table:table-cell>
          <table:table-cell table:style-name="t9.B5" office:value-type="string">
            <text:p text:style-name="P28">$9-86</text:p>
          </table:table-cell>
          <table:table-cell table:style-name="t9.B5" office:value-type="string">
            <text:p text:style-name="P28">$9-06</text:p>
          </table:table-cell>
          <table:table-cell table:style-name="t9.B5" office:value-type="string">
            <text:p text:style-name="P28">$9-16</text:p>
          </table:table-cell>
          <table:table-cell table:style-name="t9.B5" office:value-type="string">
            <text:p text:style-name="P28">$9-26</text:p>
          </table:table-cell>
          <table:covered-table-cell/>
        </table:table-row>
        <table:table-row>
          <table:table-cell table:style-name="t9.A12" office:value-type="string">
            <text:p text:style-name="P27"><text:span text:style-name="T24">0,7</text:span> Зв/ч</text:p>
          </table:table-cell>
          <table:table-cell table:style-name="t9.B12" office:value-type="string">
            <text:p text:style-name="P28">$9-37</text:p>
          </table:table-cell>
          <table:table-cell table:style-name="t9.B12" office:value-type="string">
            <text:p text:style-name="P28">$9-47</text:p>
          </table:table-cell>
          <table:table-cell table:style-name="t9.B12" office:value-type="string">
            <text:p text:style-name="P28">$9-57</text:p>
          </table:table-cell>
          <table:table-cell table:style-name="t9.B12" office:value-type="string">
            <text:p text:style-name="P28">$9-67</text:p>
          </table:table-cell>
          <table:table-cell table:style-name="t9.B12" office:value-type="string">
            <text:p text:style-name="P28">$9-77</text:p>
          </table:table-cell>
          <table:table-cell table:style-name="t9.B12" office:value-type="string">
            <text:p text:style-name="P28">$9-87</text:p>
          </table:table-cell>
          <table:table-cell table:style-name="t9.B12" office:value-type="string">
            <text:p text:style-name="P28">$9-07</text:p>
          </table:table-cell>
          <table:table-cell table:style-name="t9.B12" office:value-type="string">
            <text:p text:style-name="P28">$9-17</text:p>
          </table:table-cell>
          <table:table-cell table:style-name="t9.B12" office:value-type="string">
            <text:p text:style-name="P28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9">Блок детектирования <text:span text:style-name="T24">гамма-излучения БДКГ-22</text:span>4<text:span text:style-name="T24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3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0.B2" table:number-rows-spanned="3" office:value-type="string">
            <text:p text:style-name="P34">Номер источ-ника</text:p>
          </table:table-cell>
          <table:table-cell table:style-name="t10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0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3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33"><text:span text:style-name="T24">Довери-тель</text:span>ная граница погреш-ности измерения <text:span text:style-name="T28">Δ</text:span><text:span text:style-name="T23">i</text:span><text:span text:style-name="T16">,</text:span> %</text:p>
          </table:table-cell>
          <table:table-cell table:style-name="t10.K2" table:number-rows-spanned="3" office:value-type="string">
            <text:p text:style-name="P36"><text:span text:style-name="T29">Предел основной </text:span><text:span text:style-name="T24">относи-тельной</text:span> <text:span text:style-name="T16">погреш-ности</text:span>, </text:p>
            <text:p text:style-name="P3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7">Фон, нЗв/ч</text:p>
          </table:table-cell>
          <table:table-cell table:style-name="t10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7">Среднее значение, <text:span text:style-name="T17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8"><text:span text:style-name="T18">H</text:span><text:span text:style-name="T19">1</text:span></text:p>
          </table:table-cell>
          <table:table-cell table:style-name="t10.D3" office:value-type="string">
            <text:p text:style-name="P37"><text:span text:style-name="T17">H</text:span><text:span text:style-name="T19">2</text:span></text:p>
          </table:table-cell>
          <table:table-cell table:style-name="t10.D3" office:value-type="string">
            <text:p text:style-name="P37"><text:span text:style-name="T17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27">0,06 мкЗв/ч</text:p>
          </table:table-cell>
          <table:table-cell table:style-name="t10.B5" office:value-type="string">
            <text:p text:style-name="P28">$10-30</text:p>
          </table:table-cell>
          <table:table-cell table:style-name="t10.B5" office:value-type="string">
            <text:p text:style-name="P28">$10-40</text:p>
          </table:table-cell>
          <table:table-cell table:style-name="t10.B5" office:value-type="string">
            <text:p text:style-name="P28">$10-50</text:p>
          </table:table-cell>
          <table:table-cell table:style-name="t10.B5" office:value-type="string">
            <text:p text:style-name="P28">$10-60</text:p>
          </table:table-cell>
          <table:table-cell table:style-name="t10.B5" office:value-type="string">
            <text:p text:style-name="P28">$10-70</text:p>
          </table:table-cell>
          <table:table-cell table:style-name="t10.B5" office:value-type="string">
            <text:p text:style-name="P28">$10-80</text:p>
          </table:table-cell>
          <table:table-cell table:style-name="t10.B5" office:value-type="string">
            <text:p text:style-name="P28">$10-00</text:p>
          </table:table-cell>
          <table:table-cell table:style-name="t10.B5" office:value-type="string">
            <text:p text:style-name="P28">$10-10</text:p>
          </table:table-cell>
          <table:table-cell table:style-name="t10.B5" office:value-type="string">
            <text:p text:style-name="P28">$10-20</text:p>
          </table:table-cell>
          <table:table-cell table:style-name="t10.K5" table:number-rows-spanned="8" office:value-type="string">
            <text:p text:style-name="P29">±<text:span text:style-name="T16">15</text:span></text:p>
          </table:table-cell>
        </table:table-row>
        <table:table-row>
          <table:table-cell table:style-name="t10.A5" office:value-type="string">
            <text:p text:style-name="P27">0,7 мкЗв/ч</text:p>
          </table:table-cell>
          <table:table-cell table:style-name="t10.B5" office:value-type="string">
            <text:p text:style-name="P28">$10-31</text:p>
          </table:table-cell>
          <table:table-cell table:style-name="t10.B5" office:value-type="string">
            <text:p text:style-name="P28">$10-41</text:p>
          </table:table-cell>
          <table:table-cell table:style-name="t10.B5" office:value-type="string">
            <text:p text:style-name="P28">$10-51</text:p>
          </table:table-cell>
          <table:table-cell table:style-name="t10.B5" office:value-type="string">
            <text:p text:style-name="P28">$10-61</text:p>
          </table:table-cell>
          <table:table-cell table:style-name="t10.B5" office:value-type="string">
            <text:p text:style-name="P28">$10-71</text:p>
          </table:table-cell>
          <table:table-cell table:style-name="t10.B5" office:value-type="string">
            <text:p text:style-name="P28">$10-81</text:p>
          </table:table-cell>
          <table:table-cell table:style-name="t10.B5" office:value-type="string">
            <text:p text:style-name="P28">$10-01</text:p>
          </table:table-cell>
          <table:table-cell table:style-name="t10.B5" office:value-type="string">
            <text:p text:style-name="P28">$10-11</text:p>
          </table:table-cell>
          <table:table-cell table:style-name="t10.B5" office:value-type="string">
            <text:p text:style-name="P28">$10-21</text:p>
          </table:table-cell>
          <table:covered-table-cell/>
        </table:table-row>
        <table:table-row>
          <table:table-cell table:style-name="t10.A5" office:value-type="string">
            <text:p text:style-name="P27">7 мкЗв/ч</text:p>
          </table:table-cell>
          <table:table-cell table:style-name="t10.B5" office:value-type="string">
            <text:p text:style-name="P28">$10-32</text:p>
          </table:table-cell>
          <table:table-cell table:style-name="t10.B5" office:value-type="string">
            <text:p text:style-name="P28">$10-42</text:p>
          </table:table-cell>
          <table:table-cell table:style-name="t10.B5" office:value-type="string">
            <text:p text:style-name="P28">$10-52</text:p>
          </table:table-cell>
          <table:table-cell table:style-name="t10.B5" office:value-type="string">
            <text:p text:style-name="P28">$10-62</text:p>
          </table:table-cell>
          <table:table-cell table:style-name="t10.B5" office:value-type="string">
            <text:p text:style-name="P28">$10-72</text:p>
          </table:table-cell>
          <table:table-cell table:style-name="t10.B5" office:value-type="string">
            <text:p text:style-name="P28">$10-82</text:p>
          </table:table-cell>
          <table:table-cell table:style-name="t10.B5" office:value-type="string">
            <text:p text:style-name="P28">$10-02</text:p>
          </table:table-cell>
          <table:table-cell table:style-name="t10.B5" office:value-type="string">
            <text:p text:style-name="P28">$10-12</text:p>
          </table:table-cell>
          <table:table-cell table:style-name="t10.B5" office:value-type="string">
            <text:p text:style-name="P28">$10-22</text:p>
          </table:table-cell>
          <table:covered-table-cell/>
        </table:table-row>
        <table:table-row>
          <table:table-cell table:style-name="t10.A5" office:value-type="string">
            <text:p text:style-name="P27">70 мкЗв/ч</text:p>
          </table:table-cell>
          <table:table-cell table:style-name="t10.B5" office:value-type="string">
            <text:p text:style-name="P28">$10-33</text:p>
          </table:table-cell>
          <table:table-cell table:style-name="t10.B5" office:value-type="string">
            <text:p text:style-name="P28">$10-43</text:p>
          </table:table-cell>
          <table:table-cell table:style-name="t10.B5" office:value-type="string">
            <text:p text:style-name="P28">$10-53</text:p>
          </table:table-cell>
          <table:table-cell table:style-name="t10.B5" office:value-type="string">
            <text:p text:style-name="P28">$10-63</text:p>
          </table:table-cell>
          <table:table-cell table:style-name="t10.B5" office:value-type="string">
            <text:p text:style-name="P28">$10-73</text:p>
          </table:table-cell>
          <table:table-cell table:style-name="t10.B5" office:value-type="string">
            <text:p text:style-name="P28">$10-83</text:p>
          </table:table-cell>
          <table:table-cell table:style-name="t10.B5" office:value-type="string">
            <text:p text:style-name="P28">$10-03</text:p>
          </table:table-cell>
          <table:table-cell table:style-name="t10.B5" office:value-type="string">
            <text:p text:style-name="P28">$10-13</text:p>
          </table:table-cell>
          <table:table-cell table:style-name="t10.B5" office:value-type="string">
            <text:p text:style-name="P28">$10-23</text:p>
          </table:table-cell>
          <table:covered-table-cell/>
        </table:table-row>
        <table:table-row>
          <table:table-cell table:style-name="t10.A5" office:value-type="string">
            <text:p text:style-name="P27">0.7 мЗв/ч</text:p>
          </table:table-cell>
          <table:table-cell table:style-name="t10.B5" office:value-type="string">
            <text:p text:style-name="P28">$10-34</text:p>
          </table:table-cell>
          <table:table-cell table:style-name="t10.B5" office:value-type="string">
            <text:p text:style-name="P28">$10-44</text:p>
          </table:table-cell>
          <table:table-cell table:style-name="t10.B5" office:value-type="string">
            <text:p text:style-name="P28">$10-54</text:p>
          </table:table-cell>
          <table:table-cell table:style-name="t10.B5" office:value-type="string">
            <text:p text:style-name="P28">$10-64</text:p>
          </table:table-cell>
          <table:table-cell table:style-name="t10.B5" office:value-type="string">
            <text:p text:style-name="P28">$10-74</text:p>
          </table:table-cell>
          <table:table-cell table:style-name="t10.B5" office:value-type="string">
            <text:p text:style-name="P28">$10-84</text:p>
          </table:table-cell>
          <table:table-cell table:style-name="t10.B5" office:value-type="string">
            <text:p text:style-name="P28">$10-04</text:p>
          </table:table-cell>
          <table:table-cell table:style-name="t10.B5" office:value-type="string">
            <text:p text:style-name="P28">$10-14</text:p>
          </table:table-cell>
          <table:table-cell table:style-name="t10.B5" office:value-type="string">
            <text:p text:style-name="P28">$10-24</text:p>
          </table:table-cell>
          <table:covered-table-cell/>
        </table:table-row>
        <table:table-row>
          <table:table-cell table:style-name="t10.A5" office:value-type="string">
            <text:p text:style-name="P27">7,0 мЗв/ч</text:p>
          </table:table-cell>
          <table:table-cell table:style-name="t10.B5" office:value-type="string">
            <text:p text:style-name="P28">$10-35</text:p>
          </table:table-cell>
          <table:table-cell table:style-name="t10.B5" office:value-type="string">
            <text:p text:style-name="P28">$10-45</text:p>
          </table:table-cell>
          <table:table-cell table:style-name="t10.B5" office:value-type="string">
            <text:p text:style-name="P28">$10-55</text:p>
          </table:table-cell>
          <table:table-cell table:style-name="t10.B5" office:value-type="string">
            <text:p text:style-name="P28">$10-65</text:p>
          </table:table-cell>
          <table:table-cell table:style-name="t10.B5" office:value-type="string">
            <text:p text:style-name="P28">$10-75</text:p>
          </table:table-cell>
          <table:table-cell table:style-name="t10.B5" office:value-type="string">
            <text:p text:style-name="P28">$10-85</text:p>
          </table:table-cell>
          <table:table-cell table:style-name="t10.B5" office:value-type="string">
            <text:p text:style-name="P28">$10-05</text:p>
          </table:table-cell>
          <table:table-cell table:style-name="t10.B5" office:value-type="string">
            <text:p text:style-name="P28">$10-15</text:p>
          </table:table-cell>
          <table:table-cell table:style-name="t10.B5" office:value-type="string">
            <text:p text:style-name="P28">$10-25</text:p>
          </table:table-cell>
          <table:covered-table-cell/>
        </table:table-row>
        <table:table-row>
          <table:table-cell table:style-name="t10.A5" office:value-type="string">
            <text:p text:style-name="P27">70 мЗв/ч</text:p>
          </table:table-cell>
          <table:table-cell table:style-name="t10.B5" office:value-type="string">
            <text:p text:style-name="P28">$10-36</text:p>
          </table:table-cell>
          <table:table-cell table:style-name="t10.B5" office:value-type="string">
            <text:p text:style-name="P28">$10-46</text:p>
          </table:table-cell>
          <table:table-cell table:style-name="t10.B5" office:value-type="string">
            <text:p text:style-name="P28">$10-56</text:p>
          </table:table-cell>
          <table:table-cell table:style-name="t10.B5" office:value-type="string">
            <text:p text:style-name="P28">$10-66</text:p>
          </table:table-cell>
          <table:table-cell table:style-name="t10.B5" office:value-type="string">
            <text:p text:style-name="P28">$10-76</text:p>
          </table:table-cell>
          <table:table-cell table:style-name="t10.B5" office:value-type="string">
            <text:p text:style-name="P28">$10-86</text:p>
          </table:table-cell>
          <table:table-cell table:style-name="t10.B5" office:value-type="string">
            <text:p text:style-name="P28">$10-06</text:p>
          </table:table-cell>
          <table:table-cell table:style-name="t10.B5" office:value-type="string">
            <text:p text:style-name="P28">$10-16</text:p>
          </table:table-cell>
          <table:table-cell table:style-name="t10.B5" office:value-type="string">
            <text:p text:style-name="P28">$10-26</text:p>
          </table:table-cell>
          <table:covered-table-cell/>
        </table:table-row>
        <table:table-row>
          <table:table-cell table:style-name="t10.A12" office:value-type="string">
            <text:p text:style-name="P27"><text:span text:style-name="T24">0,7</text:span> Зв/ч</text:p>
          </table:table-cell>
          <table:table-cell table:style-name="t10.B12" office:value-type="string">
            <text:p text:style-name="P28">$10-37</text:p>
          </table:table-cell>
          <table:table-cell table:style-name="t10.B12" office:value-type="string">
            <text:p text:style-name="P28">$10-47</text:p>
          </table:table-cell>
          <table:table-cell table:style-name="t10.B12" office:value-type="string">
            <text:p text:style-name="P28">$10-57</text:p>
          </table:table-cell>
          <table:table-cell table:style-name="t10.B12" office:value-type="string">
            <text:p text:style-name="P28">$10-67</text:p>
          </table:table-cell>
          <table:table-cell table:style-name="t10.B12" office:value-type="string">
            <text:p text:style-name="P28">$10-77</text:p>
          </table:table-cell>
          <table:table-cell table:style-name="t10.B12" office:value-type="string">
            <text:p text:style-name="P28">$10-87</text:p>
          </table:table-cell>
          <table:table-cell table:style-name="t10.B12" office:value-type="string">
            <text:p text:style-name="P28">$10-07</text:p>
          </table:table-cell>
          <table:table-cell table:style-name="t10.B12" office:value-type="string">
            <text:p text:style-name="P28">$10-17</text:p>
          </table:table-cell>
          <table:table-cell table:style-name="t10.B12" office:value-type="string">
            <text:p text:style-name="P28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39">Блок детектирования <text:span text:style-name="T24">гамма-излучения БДКГ-22</text:span>4<text:span text:style-name="T24"> </text:span>зав № $bd_num1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1.B2" table:number-rows-spanned="3" office:value-type="string">
            <text:p text:style-name="P34">Номер источ-ника</text:p>
          </table:table-cell>
          <table:table-cell table:style-name="t11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1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3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1.B2" table:number-rows-spanned="3" office:value-type="string">
            <text:p text:style-name="P33"><text:span text:style-name="T24">Довери-тель</text:span>ная граница погреш-ности измерения <text:span text:style-name="T28">Δ</text:span><text:span text:style-name="T23">i</text:span><text:span text:style-name="T16">,</text:span> %</text:p>
          </table:table-cell>
          <table:table-cell table:style-name="t11.K2" table:number-rows-spanned="3" office:value-type="string">
            <text:p text:style-name="P36"><text:span text:style-name="T29">Предел основной </text:span><text:span text:style-name="T24">относи-тельной</text:span> <text:span text:style-name="T16">погреш-ности</text:span>, </text:p>
            <text:p text:style-name="P36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7">Фон, нЗв/ч</text:p>
          </table:table-cell>
          <table:table-cell table:style-name="t11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37">Среднее значение, <text:span text:style-name="T17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8"><text:span text:style-name="T18">H</text:span><text:span text:style-name="T19">1</text:span></text:p>
          </table:table-cell>
          <table:table-cell table:style-name="t11.D3" office:value-type="string">
            <text:p text:style-name="P37"><text:span text:style-name="T17">H</text:span><text:span text:style-name="T19">2</text:span></text:p>
          </table:table-cell>
          <table:table-cell table:style-name="t11.D3" office:value-type="string">
            <text:p text:style-name="P37"><text:span text:style-name="T17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27">0,06 мкЗв/ч</text:p>
          </table:table-cell>
          <table:table-cell table:style-name="t11.B5" office:value-type="string">
            <text:p text:style-name="P30">$11-30</text:p>
          </table:table-cell>
          <table:table-cell table:style-name="t11.B5" office:value-type="string">
            <text:p text:style-name="P30">$11-40</text:p>
          </table:table-cell>
          <table:table-cell table:style-name="t11.B5" office:value-type="string">
            <text:p text:style-name="P30">$11-50</text:p>
          </table:table-cell>
          <table:table-cell table:style-name="t11.B5" office:value-type="string">
            <text:p text:style-name="P30">$11-60</text:p>
          </table:table-cell>
          <table:table-cell table:style-name="t11.B5" office:value-type="string">
            <text:p text:style-name="P30">$11-70</text:p>
          </table:table-cell>
          <table:table-cell table:style-name="t11.B5" office:value-type="string">
            <text:p text:style-name="P30">$11-80</text:p>
          </table:table-cell>
          <table:table-cell table:style-name="t11.B5" office:value-type="string">
            <text:p text:style-name="P30">$11-00</text:p>
          </table:table-cell>
          <table:table-cell table:style-name="t11.B5" office:value-type="string">
            <text:p text:style-name="P30">$11-10</text:p>
          </table:table-cell>
          <table:table-cell table:style-name="t11.B5" office:value-type="string">
            <text:p text:style-name="P30">$11-20</text:p>
          </table:table-cell>
          <table:table-cell table:style-name="t11.K5" table:number-rows-spanned="8" office:value-type="string">
            <text:p text:style-name="P27">±<text:span text:style-name="T16">15</text:span></text:p>
          </table:table-cell>
        </table:table-row>
        <table:table-row>
          <table:table-cell table:style-name="t11.A5" office:value-type="string">
            <text:p text:style-name="P27">0,7 мкЗв/ч</text:p>
          </table:table-cell>
          <table:table-cell table:style-name="t11.B5" office:value-type="string">
            <text:p text:style-name="P30">$11-31</text:p>
          </table:table-cell>
          <table:table-cell table:style-name="t11.B5" office:value-type="string">
            <text:p text:style-name="P30">$11-41</text:p>
          </table:table-cell>
          <table:table-cell table:style-name="t11.B5" office:value-type="string">
            <text:p text:style-name="P30">$11-51</text:p>
          </table:table-cell>
          <table:table-cell table:style-name="t11.B5" office:value-type="string">
            <text:p text:style-name="P30">$11-61</text:p>
          </table:table-cell>
          <table:table-cell table:style-name="t11.B5" office:value-type="string">
            <text:p text:style-name="P30">$11-71</text:p>
          </table:table-cell>
          <table:table-cell table:style-name="t11.B5" office:value-type="string">
            <text:p text:style-name="P30">$11-81</text:p>
          </table:table-cell>
          <table:table-cell table:style-name="t11.B5" office:value-type="string">
            <text:p text:style-name="P30">$11-01</text:p>
          </table:table-cell>
          <table:table-cell table:style-name="t11.B5" office:value-type="string">
            <text:p text:style-name="P30">$11-11</text:p>
          </table:table-cell>
          <table:table-cell table:style-name="t11.B5" office:value-type="string">
            <text:p text:style-name="P30">$11-21</text:p>
          </table:table-cell>
          <table:covered-table-cell/>
        </table:table-row>
        <table:table-row>
          <table:table-cell table:style-name="t11.A5" office:value-type="string">
            <text:p text:style-name="P27">7 мкЗв/ч</text:p>
          </table:table-cell>
          <table:table-cell table:style-name="t11.B5" office:value-type="string">
            <text:p text:style-name="P30">$11-32</text:p>
          </table:table-cell>
          <table:table-cell table:style-name="t11.B5" office:value-type="string">
            <text:p text:style-name="P30">$11-42</text:p>
          </table:table-cell>
          <table:table-cell table:style-name="t11.B5" office:value-type="string">
            <text:p text:style-name="P30">$11-52</text:p>
          </table:table-cell>
          <table:table-cell table:style-name="t11.B5" office:value-type="string">
            <text:p text:style-name="P30">$11-62</text:p>
          </table:table-cell>
          <table:table-cell table:style-name="t11.B5" office:value-type="string">
            <text:p text:style-name="P30">$11-72</text:p>
          </table:table-cell>
          <table:table-cell table:style-name="t11.B5" office:value-type="string">
            <text:p text:style-name="P30">$11-82</text:p>
          </table:table-cell>
          <table:table-cell table:style-name="t11.B5" office:value-type="string">
            <text:p text:style-name="P30">$11-02</text:p>
          </table:table-cell>
          <table:table-cell table:style-name="t11.B5" office:value-type="string">
            <text:p text:style-name="P30">$11-12</text:p>
          </table:table-cell>
          <table:table-cell table:style-name="t11.B5" office:value-type="string">
            <text:p text:style-name="P30">$11-22</text:p>
          </table:table-cell>
          <table:covered-table-cell/>
        </table:table-row>
        <table:table-row>
          <table:table-cell table:style-name="t11.A5" office:value-type="string">
            <text:p text:style-name="P27">70 мкЗв/ч</text:p>
          </table:table-cell>
          <table:table-cell table:style-name="t11.B5" office:value-type="string">
            <text:p text:style-name="P30">$11-33</text:p>
          </table:table-cell>
          <table:table-cell table:style-name="t11.B5" office:value-type="string">
            <text:p text:style-name="P30">$11-43</text:p>
          </table:table-cell>
          <table:table-cell table:style-name="t11.B5" office:value-type="string">
            <text:p text:style-name="P30">$11-53</text:p>
          </table:table-cell>
          <table:table-cell table:style-name="t11.B5" office:value-type="string">
            <text:p text:style-name="P30">$11-63</text:p>
          </table:table-cell>
          <table:table-cell table:style-name="t11.B5" office:value-type="string">
            <text:p text:style-name="P30">$11-73</text:p>
          </table:table-cell>
          <table:table-cell table:style-name="t11.B5" office:value-type="string">
            <text:p text:style-name="P30">$11-83</text:p>
          </table:table-cell>
          <table:table-cell table:style-name="t11.B5" office:value-type="string">
            <text:p text:style-name="P30">$11-03</text:p>
          </table:table-cell>
          <table:table-cell table:style-name="t11.B5" office:value-type="string">
            <text:p text:style-name="P30">$11-13</text:p>
          </table:table-cell>
          <table:table-cell table:style-name="t11.B5" office:value-type="string">
            <text:p text:style-name="P30">$11-23</text:p>
          </table:table-cell>
          <table:covered-table-cell/>
        </table:table-row>
        <table:table-row>
          <table:table-cell table:style-name="t11.A5" office:value-type="string">
            <text:p text:style-name="P27">0.7 мЗв/ч</text:p>
          </table:table-cell>
          <table:table-cell table:style-name="t11.B5" office:value-type="string">
            <text:p text:style-name="P30">$11-34</text:p>
          </table:table-cell>
          <table:table-cell table:style-name="t11.B5" office:value-type="string">
            <text:p text:style-name="P30">$11-44</text:p>
          </table:table-cell>
          <table:table-cell table:style-name="t11.B5" office:value-type="string">
            <text:p text:style-name="P30">$11-54</text:p>
          </table:table-cell>
          <table:table-cell table:style-name="t11.B5" office:value-type="string">
            <text:p text:style-name="P30">$11-64</text:p>
          </table:table-cell>
          <table:table-cell table:style-name="t11.B5" office:value-type="string">
            <text:p text:style-name="P30">$11-74</text:p>
          </table:table-cell>
          <table:table-cell table:style-name="t11.B5" office:value-type="string">
            <text:p text:style-name="P30">$11-84</text:p>
          </table:table-cell>
          <table:table-cell table:style-name="t11.B5" office:value-type="string">
            <text:p text:style-name="P30">$11-04</text:p>
          </table:table-cell>
          <table:table-cell table:style-name="t11.B5" office:value-type="string">
            <text:p text:style-name="P30">$11-14</text:p>
          </table:table-cell>
          <table:table-cell table:style-name="t11.B5" office:value-type="string">
            <text:p text:style-name="P30">$11-24</text:p>
          </table:table-cell>
          <table:covered-table-cell/>
        </table:table-row>
        <table:table-row>
          <table:table-cell table:style-name="t11.A5" office:value-type="string">
            <text:p text:style-name="P27">7,0 мЗв/ч</text:p>
          </table:table-cell>
          <table:table-cell table:style-name="t11.B5" office:value-type="string">
            <text:p text:style-name="P30">$11-35</text:p>
          </table:table-cell>
          <table:table-cell table:style-name="t11.B5" office:value-type="string">
            <text:p text:style-name="P30">$11-45</text:p>
          </table:table-cell>
          <table:table-cell table:style-name="t11.B5" office:value-type="string">
            <text:p text:style-name="P30">$11-55</text:p>
          </table:table-cell>
          <table:table-cell table:style-name="t11.B5" office:value-type="string">
            <text:p text:style-name="P30">$11-65</text:p>
          </table:table-cell>
          <table:table-cell table:style-name="t11.B5" office:value-type="string">
            <text:p text:style-name="P30">$11-75</text:p>
          </table:table-cell>
          <table:table-cell table:style-name="t11.B5" office:value-type="string">
            <text:p text:style-name="P30">$11-85</text:p>
          </table:table-cell>
          <table:table-cell table:style-name="t11.B5" office:value-type="string">
            <text:p text:style-name="P30">$11-05</text:p>
          </table:table-cell>
          <table:table-cell table:style-name="t11.B5" office:value-type="string">
            <text:p text:style-name="P30">$11-15</text:p>
          </table:table-cell>
          <table:table-cell table:style-name="t11.B5" office:value-type="string">
            <text:p text:style-name="P30">$11-25</text:p>
          </table:table-cell>
          <table:covered-table-cell/>
        </table:table-row>
        <table:table-row>
          <table:table-cell table:style-name="t11.A5" office:value-type="string">
            <text:p text:style-name="P27">70 мЗв/ч</text:p>
          </table:table-cell>
          <table:table-cell table:style-name="t11.B5" office:value-type="string">
            <text:p text:style-name="P30">$11-36</text:p>
          </table:table-cell>
          <table:table-cell table:style-name="t11.B5" office:value-type="string">
            <text:p text:style-name="P30">$11-46</text:p>
          </table:table-cell>
          <table:table-cell table:style-name="t11.B5" office:value-type="string">
            <text:p text:style-name="P30">$11-56</text:p>
          </table:table-cell>
          <table:table-cell table:style-name="t11.B5" office:value-type="string">
            <text:p text:style-name="P30">$11-66</text:p>
          </table:table-cell>
          <table:table-cell table:style-name="t11.B5" office:value-type="string">
            <text:p text:style-name="P30">$11-76</text:p>
          </table:table-cell>
          <table:table-cell table:style-name="t11.B5" office:value-type="string">
            <text:p text:style-name="P30">$11-86</text:p>
          </table:table-cell>
          <table:table-cell table:style-name="t11.B5" office:value-type="string">
            <text:p text:style-name="P30">$11-06</text:p>
          </table:table-cell>
          <table:table-cell table:style-name="t11.B5" office:value-type="string">
            <text:p text:style-name="P30">$11-16</text:p>
          </table:table-cell>
          <table:table-cell table:style-name="t11.B5" office:value-type="string">
            <text:p text:style-name="P30">$11-26</text:p>
          </table:table-cell>
          <table:covered-table-cell/>
        </table:table-row>
        <table:table-row>
          <table:table-cell table:style-name="t11.A12" office:value-type="string">
            <text:p text:style-name="P27"><text:span text:style-name="T24">0,7</text:span> Зв/ч</text:p>
          </table:table-cell>
          <table:table-cell table:style-name="t11.B12" office:value-type="string">
            <text:p text:style-name="P30">$11-37</text:p>
          </table:table-cell>
          <table:table-cell table:style-name="t11.B12" office:value-type="string">
            <text:p text:style-name="P30">$11-47</text:p>
          </table:table-cell>
          <table:table-cell table:style-name="t11.B12" office:value-type="string">
            <text:p text:style-name="P30">$11-57</text:p>
          </table:table-cell>
          <table:table-cell table:style-name="t11.B12" office:value-type="string">
            <text:p text:style-name="P30">$11-67</text:p>
          </table:table-cell>
          <table:table-cell table:style-name="t11.B12" office:value-type="string">
            <text:p text:style-name="P30">$11-77</text:p>
          </table:table-cell>
          <table:table-cell table:style-name="t11.B12" office:value-type="string">
            <text:p text:style-name="P30">$11-87</text:p>
          </table:table-cell>
          <table:table-cell table:style-name="t11.B12" office:value-type="string">
            <text:p text:style-name="P30">$11-07</text:p>
          </table:table-cell>
          <table:table-cell table:style-name="t11.B12" office:value-type="string">
            <text:p text:style-name="P30">$11-17</text:p>
          </table:table-cell>
          <table:table-cell table:style-name="t11.B12" office:value-type="string">
            <text:p text:style-name="P30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39">Блок детектирования <text:span text:style-name="T24">гамма-излучения БДКГ-22</text:span>4<text:span text:style-name="T24"> </text:span>зав № $bd_num1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2.B2" table:number-rows-spanned="3" office:value-type="string">
            <text:p text:style-name="P34">Номер источ-ника</text:p>
          </table:table-cell>
          <table:table-cell table:style-name="t12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2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3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2.B2" table:number-rows-spanned="3" office:value-type="string">
            <text:p text:style-name="P33"><text:span text:style-name="T24">Довери-тель</text:span>ная граница погреш-ности измерения <text:span text:style-name="T28">Δ</text:span><text:span text:style-name="T23">i</text:span><text:span text:style-name="T16">,</text:span> %</text:p>
          </table:table-cell>
          <table:table-cell table:style-name="t12.K2" table:number-rows-spanned="3" office:value-type="string">
            <text:p text:style-name="P36"><text:span text:style-name="T29">Предел основной </text:span><text:span text:style-name="T24">относи-тельной</text:span> <text:span text:style-name="T16">погреш-ности</text:span>, </text:p>
            <text:p text:style-name="P36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7">Фон, нЗв/ч</text:p>
          </table:table-cell>
          <table:table-cell table:style-name="t12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37">Среднее значение, <text:span text:style-name="T17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8"><text:span text:style-name="T18">H</text:span><text:span text:style-name="T19">1</text:span></text:p>
          </table:table-cell>
          <table:table-cell table:style-name="t12.D3" office:value-type="string">
            <text:p text:style-name="P37"><text:span text:style-name="T17">H</text:span><text:span text:style-name="T19">2</text:span></text:p>
          </table:table-cell>
          <table:table-cell table:style-name="t12.D3" office:value-type="string">
            <text:p text:style-name="P37"><text:span text:style-name="T17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7">0,06 мкЗв/ч</text:p>
          </table:table-cell>
          <table:table-cell table:style-name="t12.B5" office:value-type="string">
            <text:p text:style-name="P30">$12-30</text:p>
          </table:table-cell>
          <table:table-cell table:style-name="t12.B5" office:value-type="string">
            <text:p text:style-name="P30">$12-40</text:p>
          </table:table-cell>
          <table:table-cell table:style-name="t12.B5" office:value-type="string">
            <text:p text:style-name="P30">$12-50</text:p>
          </table:table-cell>
          <table:table-cell table:style-name="t12.B5" office:value-type="string">
            <text:p text:style-name="P30">$12-60</text:p>
          </table:table-cell>
          <table:table-cell table:style-name="t12.B5" office:value-type="string">
            <text:p text:style-name="P30">$12-70</text:p>
          </table:table-cell>
          <table:table-cell table:style-name="t12.B5" office:value-type="string">
            <text:p text:style-name="P30">$12-80</text:p>
          </table:table-cell>
          <table:table-cell table:style-name="t12.B5" office:value-type="string">
            <text:p text:style-name="P30">$12-00</text:p>
          </table:table-cell>
          <table:table-cell table:style-name="t12.B5" office:value-type="string">
            <text:p text:style-name="P30">$12-10</text:p>
          </table:table-cell>
          <table:table-cell table:style-name="t12.B5" office:value-type="string">
            <text:p text:style-name="P30">$12-20</text:p>
          </table:table-cell>
          <table:table-cell table:style-name="t12.K5" table:number-rows-spanned="8" office:value-type="string">
            <text:p text:style-name="P27">±<text:span text:style-name="T16">15</text:span></text:p>
          </table:table-cell>
        </table:table-row>
        <table:table-row>
          <table:table-cell table:style-name="t12.A5" office:value-type="string">
            <text:p text:style-name="P27">0,7 мкЗв/ч</text:p>
          </table:table-cell>
          <table:table-cell table:style-name="t12.B5" office:value-type="string">
            <text:p text:style-name="P30">$12-31</text:p>
          </table:table-cell>
          <table:table-cell table:style-name="t12.B5" office:value-type="string">
            <text:p text:style-name="P30">$12-41</text:p>
          </table:table-cell>
          <table:table-cell table:style-name="t12.B5" office:value-type="string">
            <text:p text:style-name="P30">$12-51</text:p>
          </table:table-cell>
          <table:table-cell table:style-name="t12.B5" office:value-type="string">
            <text:p text:style-name="P30">$12-61</text:p>
          </table:table-cell>
          <table:table-cell table:style-name="t12.B5" office:value-type="string">
            <text:p text:style-name="P30">$12-71</text:p>
          </table:table-cell>
          <table:table-cell table:style-name="t12.B5" office:value-type="string">
            <text:p text:style-name="P30">$12-81</text:p>
          </table:table-cell>
          <table:table-cell table:style-name="t12.B5" office:value-type="string">
            <text:p text:style-name="P30">$12-01</text:p>
          </table:table-cell>
          <table:table-cell table:style-name="t12.B5" office:value-type="string">
            <text:p text:style-name="P30">$12-11</text:p>
          </table:table-cell>
          <table:table-cell table:style-name="t12.B5" office:value-type="string">
            <text:p text:style-name="P30">$12-21</text:p>
          </table:table-cell>
          <table:covered-table-cell/>
        </table:table-row>
        <table:table-row>
          <table:table-cell table:style-name="t12.A5" office:value-type="string">
            <text:p text:style-name="P27">7 мкЗв/ч</text:p>
          </table:table-cell>
          <table:table-cell table:style-name="t12.B5" office:value-type="string">
            <text:p text:style-name="P30">$12-32</text:p>
          </table:table-cell>
          <table:table-cell table:style-name="t12.B5" office:value-type="string">
            <text:p text:style-name="P30">$12-42</text:p>
          </table:table-cell>
          <table:table-cell table:style-name="t12.B5" office:value-type="string">
            <text:p text:style-name="P30">$12-52</text:p>
          </table:table-cell>
          <table:table-cell table:style-name="t12.B5" office:value-type="string">
            <text:p text:style-name="P30">$12-62</text:p>
          </table:table-cell>
          <table:table-cell table:style-name="t12.B5" office:value-type="string">
            <text:p text:style-name="P30">$12-72</text:p>
          </table:table-cell>
          <table:table-cell table:style-name="t12.B5" office:value-type="string">
            <text:p text:style-name="P30">$12-82</text:p>
          </table:table-cell>
          <table:table-cell table:style-name="t12.B5" office:value-type="string">
            <text:p text:style-name="P30">$12-02</text:p>
          </table:table-cell>
          <table:table-cell table:style-name="t12.B5" office:value-type="string">
            <text:p text:style-name="P30">$12-12</text:p>
          </table:table-cell>
          <table:table-cell table:style-name="t12.B5" office:value-type="string">
            <text:p text:style-name="P30">$12-22</text:p>
          </table:table-cell>
          <table:covered-table-cell/>
        </table:table-row>
        <table:table-row>
          <table:table-cell table:style-name="t12.A5" office:value-type="string">
            <text:p text:style-name="P27">70 мкЗв/ч</text:p>
          </table:table-cell>
          <table:table-cell table:style-name="t12.B5" office:value-type="string">
            <text:p text:style-name="P30">$12-33</text:p>
          </table:table-cell>
          <table:table-cell table:style-name="t12.B5" office:value-type="string">
            <text:p text:style-name="P30">$12-43</text:p>
          </table:table-cell>
          <table:table-cell table:style-name="t12.B5" office:value-type="string">
            <text:p text:style-name="P30">$12-53</text:p>
          </table:table-cell>
          <table:table-cell table:style-name="t12.B5" office:value-type="string">
            <text:p text:style-name="P30">$12-63</text:p>
          </table:table-cell>
          <table:table-cell table:style-name="t12.B5" office:value-type="string">
            <text:p text:style-name="P30">$12-73</text:p>
          </table:table-cell>
          <table:table-cell table:style-name="t12.B5" office:value-type="string">
            <text:p text:style-name="P30">$12-83</text:p>
          </table:table-cell>
          <table:table-cell table:style-name="t12.B5" office:value-type="string">
            <text:p text:style-name="P30">$12-03</text:p>
          </table:table-cell>
          <table:table-cell table:style-name="t12.B5" office:value-type="string">
            <text:p text:style-name="P30">$12-13</text:p>
          </table:table-cell>
          <table:table-cell table:style-name="t12.B5" office:value-type="string">
            <text:p text:style-name="P30">$12-23</text:p>
          </table:table-cell>
          <table:covered-table-cell/>
        </table:table-row>
        <table:table-row>
          <table:table-cell table:style-name="t12.A5" office:value-type="string">
            <text:p text:style-name="P27">0.7 мЗв/ч</text:p>
          </table:table-cell>
          <table:table-cell table:style-name="t12.B5" office:value-type="string">
            <text:p text:style-name="P30">$12-34</text:p>
          </table:table-cell>
          <table:table-cell table:style-name="t12.B5" office:value-type="string">
            <text:p text:style-name="P30">$12-44</text:p>
          </table:table-cell>
          <table:table-cell table:style-name="t12.B5" office:value-type="string">
            <text:p text:style-name="P30">$12-54</text:p>
          </table:table-cell>
          <table:table-cell table:style-name="t12.B5" office:value-type="string">
            <text:p text:style-name="P30">$12-64</text:p>
          </table:table-cell>
          <table:table-cell table:style-name="t12.B5" office:value-type="string">
            <text:p text:style-name="P30">$12-74</text:p>
          </table:table-cell>
          <table:table-cell table:style-name="t12.B5" office:value-type="string">
            <text:p text:style-name="P30">$12-84</text:p>
          </table:table-cell>
          <table:table-cell table:style-name="t12.B5" office:value-type="string">
            <text:p text:style-name="P30">$12-04</text:p>
          </table:table-cell>
          <table:table-cell table:style-name="t12.B5" office:value-type="string">
            <text:p text:style-name="P30">$12-14</text:p>
          </table:table-cell>
          <table:table-cell table:style-name="t12.B5" office:value-type="string">
            <text:p text:style-name="P30">$12-24</text:p>
          </table:table-cell>
          <table:covered-table-cell/>
        </table:table-row>
        <table:table-row>
          <table:table-cell table:style-name="t12.A5" office:value-type="string">
            <text:p text:style-name="P27">7,0 мЗв/ч</text:p>
          </table:table-cell>
          <table:table-cell table:style-name="t12.B5" office:value-type="string">
            <text:p text:style-name="P30">$12-35</text:p>
          </table:table-cell>
          <table:table-cell table:style-name="t12.B5" office:value-type="string">
            <text:p text:style-name="P30">$12-45</text:p>
          </table:table-cell>
          <table:table-cell table:style-name="t12.B5" office:value-type="string">
            <text:p text:style-name="P30">$12-55</text:p>
          </table:table-cell>
          <table:table-cell table:style-name="t12.B5" office:value-type="string">
            <text:p text:style-name="P30">$12-65</text:p>
          </table:table-cell>
          <table:table-cell table:style-name="t12.B5" office:value-type="string">
            <text:p text:style-name="P30">$12-75</text:p>
          </table:table-cell>
          <table:table-cell table:style-name="t12.B5" office:value-type="string">
            <text:p text:style-name="P30">$12-85</text:p>
          </table:table-cell>
          <table:table-cell table:style-name="t12.B5" office:value-type="string">
            <text:p text:style-name="P30">$12-05</text:p>
          </table:table-cell>
          <table:table-cell table:style-name="t12.B5" office:value-type="string">
            <text:p text:style-name="P30">$12-15</text:p>
          </table:table-cell>
          <table:table-cell table:style-name="t12.B5" office:value-type="string">
            <text:p text:style-name="P30">$12-25</text:p>
          </table:table-cell>
          <table:covered-table-cell/>
        </table:table-row>
        <table:table-row>
          <table:table-cell table:style-name="t12.A5" office:value-type="string">
            <text:p text:style-name="P27">70 мЗв/ч</text:p>
          </table:table-cell>
          <table:table-cell table:style-name="t12.B5" office:value-type="string">
            <text:p text:style-name="P30">$12-36</text:p>
          </table:table-cell>
          <table:table-cell table:style-name="t12.B5" office:value-type="string">
            <text:p text:style-name="P30">$12-46</text:p>
          </table:table-cell>
          <table:table-cell table:style-name="t12.B5" office:value-type="string">
            <text:p text:style-name="P30">$12-56</text:p>
          </table:table-cell>
          <table:table-cell table:style-name="t12.B5" office:value-type="string">
            <text:p text:style-name="P30">$12-66</text:p>
          </table:table-cell>
          <table:table-cell table:style-name="t12.B5" office:value-type="string">
            <text:p text:style-name="P30">$12-76</text:p>
          </table:table-cell>
          <table:table-cell table:style-name="t12.B5" office:value-type="string">
            <text:p text:style-name="P30">$12-86</text:p>
          </table:table-cell>
          <table:table-cell table:style-name="t12.B5" office:value-type="string">
            <text:p text:style-name="P30">$12-06</text:p>
          </table:table-cell>
          <table:table-cell table:style-name="t12.B5" office:value-type="string">
            <text:p text:style-name="P30">$12-16</text:p>
          </table:table-cell>
          <table:table-cell table:style-name="t12.B5" office:value-type="string">
            <text:p text:style-name="P30">$12-26</text:p>
          </table:table-cell>
          <table:covered-table-cell/>
        </table:table-row>
        <table:table-row>
          <table:table-cell table:style-name="t12.A12" office:value-type="string">
            <text:p text:style-name="P27"><text:span text:style-name="T24">0,7</text:span> Зв/ч</text:p>
          </table:table-cell>
          <table:table-cell table:style-name="t12.B12" office:value-type="string">
            <text:p text:style-name="P30">$12-37</text:p>
          </table:table-cell>
          <table:table-cell table:style-name="t12.B12" office:value-type="string">
            <text:p text:style-name="P30">$12-47</text:p>
          </table:table-cell>
          <table:table-cell table:style-name="t12.B12" office:value-type="string">
            <text:p text:style-name="P30">$12-57</text:p>
          </table:table-cell>
          <table:table-cell table:style-name="t12.B12" office:value-type="string">
            <text:p text:style-name="P30">$12-67</text:p>
          </table:table-cell>
          <table:table-cell table:style-name="t12.B12" office:value-type="string">
            <text:p text:style-name="P30">$12-77</text:p>
          </table:table-cell>
          <table:table-cell table:style-name="t12.B12" office:value-type="string">
            <text:p text:style-name="P30">$12-87</text:p>
          </table:table-cell>
          <table:table-cell table:style-name="t12.B12" office:value-type="string">
            <text:p text:style-name="P30">$12-07</text:p>
          </table:table-cell>
          <table:table-cell table:style-name="t12.B12" office:value-type="string">
            <text:p text:style-name="P30">$12-17</text:p>
          </table:table-cell>
          <table:table-cell table:style-name="t12.B12" office:value-type="string">
            <text:p text:style-name="P30">$12-27</text:p>
          </table:table-cell>
          <table:covered-table-cell/>
        </table:table-row>
      </table:table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Проверку произвел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21"/>
          </table:table-cell>
          <table:table-cell table:style-name="Таблица1.C2" office:value-type="string">
            <text:p text:style-name="P20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17">Технический контроль: 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2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20">(<text:span text:style-name="T31">подпись</text:span>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4</text:span>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6T10:49:08.36</dc:date>
    <meta:print-date>2019-04-03T15:18:00</meta:print-date>
    <meta:editing-cycles>118</meta:editing-cycles>
    <meta:editing-duration>PT8H24M35S</meta:editing-duration>
    <meta:generator>OpenOffice/4.1.6$Win32 OpenOffice.org_project/416m1$Build-9790</meta:generator>
    <meta:document-statistic meta:table-count="13" meta:image-count="1" meta:object-count="0" meta:page-count="7" meta:paragraph-count="1202" meta:word-count="1796" meta:character-count="11086"/>
  </office:meta>
</office:document-meta>
</file>